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>
            <text:p>Base</text:p>
          </table:table-cell>
          <table:table-cell office:value-type="string">
            <text:p>Default</text:p>
          </table:table-cell>
          <table:table-cell office:value-type="string">
            <text:p>Smooth</text:p>
          </table:table-cell>
          <table:table-cell table:number-columns-repeated="2"/>
          <table:table-cell table:style-name="Default" office:value-type="string">
            <text:p>Diff Def</text:p>
          </table:table-cell>
          <table:table-cell table:style-name="Default" office:value-type="string">
            <text:p>Diff Def</text:p>
          </table:table-cell>
          <table:table-cell>
            <draw:frame table:end-cell-address="Sheet1.Q36" table:end-x="0.552cm" table:end-y="0.105cm" draw:z-index="0" draw:style-name="gr1" svg:width="20.775cm" svg:height="15.5cm" svg:x="0.101cm" svg:y="0.104cm">
              <draw:object draw:notify-on-update-of-ranges="Sheet1.A1:Sheet1.A1 Sheet1.A2:Sheet1.A109 Sheet1.B1:Sheet1.B1 Sheet1.B2:Sheet1.B109 Sheet1.C1:Sheet1.C1 Sheet1.C2:Sheet1.C10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]*0.75" office:value-type="float" office:value="0.75">
            <text:p>0,75</text:p>
          </table:table-cell>
          <table:table-cell table:formula="of:=[.A2]*(1-LOG10([.A2]*[.A1]/100)/7)" office:value-type="float" office:value="0">
            <text:p>#VALUE!</text:p>
          </table:table-cell>
          <table:table-cell table:number-columns-repeated="2"/>
          <table:table-cell table:formula="of:=[.B2]/[.A2]" office:value-type="percentage" office:value="0.75">
            <text:p>75,00%</text:p>
          </table:table-cell>
          <table:table-cell table:formula="of:=[.C2]/[.A2]" office:value-type="percentage" office:value="0">
            <text:p>#VALUE!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A3]*0.75" office:value-type="float" office:value="7.5">
            <text:p>7,5</text:p>
          </table:table-cell>
          <table:table-cell table:formula="of:=[.A3]*(1-LOG10([.A3]*CEILING([.A2]/100;1))/7)" office:value-type="float" office:value="8.57142857142857">
            <text:p>8,57</text:p>
          </table:table-cell>
          <table:table-cell table:number-columns-repeated="2"/>
          <table:table-cell table:formula="of:=[.B3]/[.A3]" office:value-type="percentage" office:value="0.75">
            <text:p>75,00%</text:p>
          </table:table-cell>
          <table:table-cell table:formula="of:=[.C3]/[.A3]" office:value-type="percentage" office:value="0.857142857142857">
            <text:p>85,71%</text:p>
          </table:table-cell>
          <table:table-cell/>
        </table:table-row>
        <table:table-row table:style-name="ro1">
          <table:table-cell table:formula="of:=[.A3]+10" office:value-type="float" office:value="20">
            <text:p>20</text:p>
          </table:table-cell>
          <table:table-cell table:formula="of:=[.A4]*0.75" office:value-type="float" office:value="15">
            <text:p>15</text:p>
          </table:table-cell>
          <table:table-cell table:formula="of:=[.A4]*(1-LOG10([.A4]*CEILING([.A3]/100;1))/7)" office:value-type="float" office:value="16.2827714409601">
            <text:p>16,28</text:p>
          </table:table-cell>
          <table:table-cell table:number-columns-repeated="2"/>
          <table:table-cell table:formula="of:=[.B4]/[.A4]" office:value-type="percentage" office:value="0.75">
            <text:p>75,00%</text:p>
          </table:table-cell>
          <table:table-cell table:formula="of:=[.C4]/[.A4]" office:value-type="percentage" office:value="0.814138572048003">
            <text:p>81,41%</text:p>
          </table:table-cell>
          <table:table-cell/>
        </table:table-row>
        <table:table-row table:style-name="ro1">
          <table:table-cell table:formula="of:=[.A4]+10" office:value-type="float" office:value="30">
            <text:p>30</text:p>
          </table:table-cell>
          <table:table-cell table:formula="of:=[.A5]*0.75" office:value-type="float" office:value="22.5">
            <text:p>22,5</text:p>
          </table:table-cell>
          <table:table-cell table:formula="of:=[.A5]*(1-LOG10([.A5]*CEILING([.A4]/100;1))/7)" office:value-type="float" office:value="23.6694803369157">
            <text:p>23,67</text:p>
          </table:table-cell>
          <table:table-cell table:number-columns-repeated="2"/>
          <table:table-cell table:formula="of:=[.B5]/[.A5]" office:value-type="percentage" office:value="0.75">
            <text:p>75,00%</text:p>
          </table:table-cell>
          <table:table-cell table:formula="of:=[.C5]/[.A5]" office:value-type="percentage" office:value="0.788982677897191">
            <text:p>78,90%</text:p>
          </table:table-cell>
          <table:table-cell/>
        </table:table-row>
        <table:table-row table:style-name="ro1">
          <table:table-cell table:formula="of:=[.A5]+10" office:value-type="float" office:value="40">
            <text:p>40</text:p>
          </table:table-cell>
          <table:table-cell table:formula="of:=[.A6]*0.75" office:value-type="float" office:value="30">
            <text:p>30</text:p>
          </table:table-cell>
          <table:table-cell table:formula="of:=[.A6]*(1-LOG10([.A6]*CEILING([.A5]/100;1))/7)" office:value-type="float" office:value="30.8453714781259">
            <text:p>30,85</text:p>
          </table:table-cell>
          <table:table-cell table:number-columns-repeated="2"/>
          <table:table-cell table:formula="of:=[.B6]/[.A6]" office:value-type="percentage" office:value="0.75">
            <text:p>75,00%</text:p>
          </table:table-cell>
          <table:table-cell table:formula="of:=[.C6]/[.A6]" office:value-type="percentage" office:value="0.771134286953148">
            <text:p>77,11%</text:p>
          </table:table-cell>
          <table:table-cell/>
        </table:table-row>
        <table:table-row table:style-name="ro1">
          <table:table-cell table:formula="of:=[.A6]+10" office:value-type="float" office:value="50">
            <text:p>50</text:p>
          </table:table-cell>
          <table:table-cell table:formula="of:=[.A7]*0.75" office:value-type="float" office:value="37.5">
            <text:p>37,5</text:p>
          </table:table-cell>
          <table:table-cell table:formula="of:=[.A7]*(1-LOG10([.A7]*CEILING([.A6]/100;1))/7)" office:value-type="float" office:value="37.8644999690284">
            <text:p>37,86</text:p>
          </table:table-cell>
          <table:table-cell table:number-columns-repeated="2"/>
          <table:table-cell table:formula="of:=[.B7]/[.A7]" office:value-type="percentage" office:value="0.75">
            <text:p>75,00%</text:p>
          </table:table-cell>
          <table:table-cell table:formula="of:=[.C7]/[.A7]" office:value-type="percentage" office:value="0.757289999380569">
            <text:p>75,73%</text:p>
          </table:table-cell>
          <table:table-cell/>
        </table:table-row>
        <table:table-row table:style-name="ro1">
          <table:table-cell table:formula="of:=[.A7]+10" office:value-type="float" office:value="60">
            <text:p>60</text:p>
          </table:table-cell>
          <table:table-cell table:formula="of:=[.A8]*0.75" office:value-type="float" office:value="45">
            <text:p>45</text:p>
          </table:table-cell>
          <table:table-cell table:formula="of:=[.A8]*(1-LOG10([.A8]*CEILING([.A7]/100;1))/7)" office:value-type="float" office:value="44.7587035681402">
            <text:p>44,76</text:p>
          </table:table-cell>
          <table:table-cell table:number-columns-repeated="2"/>
          <table:table-cell table:formula="of:=[.B8]/[.A8]" office:value-type="percentage" office:value="0.75">
            <text:p>75,00%</text:p>
          </table:table-cell>
          <table:table-cell table:formula="of:=[.C8]/[.A8]" office:value-type="percentage" office:value="0.745978392802337">
            <text:p>74,60%</text:p>
          </table:table-cell>
          <table:table-cell/>
        </table:table-row>
        <table:table-row table:style-name="ro1">
          <table:table-cell table:formula="of:=[.A8]+10" office:value-type="float" office:value="70">
            <text:p>70</text:p>
          </table:table-cell>
          <table:table-cell table:formula="of:=[.A9]*0.75" office:value-type="float" office:value="52.5">
            <text:p>52,5</text:p>
          </table:table-cell>
          <table:table-cell table:formula="of:=[.A9]*(1-LOG10([.A9]*CEILING([.A8]/100;1))/7)" office:value-type="float" office:value="51.5490195998574">
            <text:p>51,55</text:p>
          </table:table-cell>
          <table:table-cell table:number-columns-repeated="2"/>
          <table:table-cell table:formula="of:=[.B9]/[.A9]" office:value-type="percentage" office:value="0.75">
            <text:p>75,00%</text:p>
          </table:table-cell>
          <table:table-cell table:formula="of:=[.C9]/[.A9]" office:value-type="percentage" office:value="0.736414565712249">
            <text:p>73,64%</text:p>
          </table:table-cell>
          <table:table-cell/>
        </table:table-row>
        <table:table-row table:style-name="ro1">
          <table:table-cell table:formula="of:=[.A9]+10" office:value-type="float" office:value="80">
            <text:p>80</text:p>
          </table:table-cell>
          <table:table-cell table:formula="of:=[.A10]*0.75" office:value-type="float" office:value="60">
            <text:p>60</text:p>
          </table:table-cell>
          <table:table-cell table:formula="of:=[.A10]*(1-LOG10([.A10]*CEILING([.A9]/100;1))/7)" office:value-type="float" office:value="58.2504001486635">
            <text:p>58,25</text:p>
          </table:table-cell>
          <table:table-cell table:number-columns-repeated="2"/>
          <table:table-cell table:formula="of:=[.B10]/[.A10]" office:value-type="percentage" office:value="0.75">
            <text:p>75,00%</text:p>
          </table:table-cell>
          <table:table-cell table:formula="of:=[.C10]/[.A10]" office:value-type="percentage" office:value="0.728130001858294">
            <text:p>72,81%</text:p>
          </table:table-cell>
          <table:table-cell/>
        </table:table-row>
        <table:table-row table:style-name="ro1">
          <table:table-cell table:formula="of:=[.A10]+10" office:value-type="float" office:value="90">
            <text:p>90</text:p>
          </table:table-cell>
          <table:table-cell table:formula="of:=[.A11]*0.75" office:value-type="float" office:value="67.5">
            <text:p>67,5</text:p>
          </table:table-cell>
          <table:table-cell table:formula="of:=[.A11]*(1-LOG10([.A11]*CEILING([.A10]/100;1))/7)" office:value-type="float" office:value="64.8740248786373">
            <text:p>64,87</text:p>
          </table:table-cell>
          <table:table-cell table:number-columns-repeated="2"/>
          <table:table-cell table:formula="of:=[.B11]/[.A11]" office:value-type="percentage" office:value="0.75">
            <text:p>75,00%</text:p>
          </table:table-cell>
          <table:table-cell table:formula="of:=[.C11]/[.A11]" office:value-type="percentage" office:value="0.720822498651525">
            <text:p>72,08%</text:p>
          </table:table-cell>
          <table:table-cell/>
        </table:table-row>
        <table:table-row table:style-name="ro1">
          <table:table-cell table:formula="of:=[.A11]+10" office:value-type="float" office:value="100">
            <text:p>100</text:p>
          </table:table-cell>
          <table:table-cell table:formula="of:=[.A12]*0.75" office:value-type="float" office:value="75">
            <text:p>75</text:p>
          </table:table-cell>
          <table:table-cell table:formula="of:=[.A12]*(1-LOG10([.A12]*CEILING([.A11]/100;1))/7)" office:value-type="float" office:value="71.4285714285714">
            <text:p>71,43</text:p>
          </table:table-cell>
          <table:table-cell table:number-columns-repeated="2"/>
          <table:table-cell table:formula="of:=[.B12]/[.A12]" office:value-type="percentage" office:value="0.75">
            <text:p>75,00%</text:p>
          </table:table-cell>
          <table:table-cell table:formula="of:=[.C12]/[.A12]" office:value-type="percentage" office:value="0.714285714285714">
            <text:p>71,43%</text:p>
          </table:table-cell>
          <table:table-cell/>
        </table:table-row>
        <table:table-row table:style-name="ro1">
          <table:table-cell table:formula="of:=[.A12]+10" office:value-type="float" office:value="110">
            <text:p>110</text:p>
          </table:table-cell>
          <table:table-cell table:formula="of:=[.A13]*0.75" office:value-type="float" office:value="82.5">
            <text:p>82,5</text:p>
          </table:table-cell>
          <table:table-cell table:formula="of:=[.A13]*(1-LOG10([.A13]*CEILING([.A12]/100;1))/7)" office:value-type="float" office:value="77.9209720903708">
            <text:p>77,92</text:p>
          </table:table-cell>
          <table:table-cell table:number-columns-repeated="2"/>
          <table:table-cell table:formula="of:=[.B13]/[.A13]" office:value-type="percentage" office:value="0.75">
            <text:p>75,00%</text:p>
          </table:table-cell>
          <table:table-cell table:formula="of:=[.C13]/[.A13]" office:value-type="percentage" office:value="0.708372473548825">
            <text:p>70,84%</text:p>
          </table:table-cell>
          <table:table-cell/>
        </table:table-row>
        <table:table-row table:style-name="ro1">
          <table:table-cell table:formula="of:=[.A13]+10" office:value-type="float" office:value="120">
            <text:p>120</text:p>
          </table:table-cell>
          <table:table-cell table:formula="of:=[.A14]*0.75" office:value-type="float" office:value="90">
            <text:p>90</text:p>
          </table:table-cell>
          <table:table-cell table:formula="of:=[.A14]*(1-LOG10([.A14]*CEILING([.A13]/100;1))/7)" office:value-type="float" office:value="79.1963787135153">
            <text:p>79,2</text:p>
          </table:table-cell>
          <table:table-cell table:number-columns-repeated="2"/>
          <table:table-cell table:formula="of:=[.B14]/[.A14]" office:value-type="percentage" office:value="0.75">
            <text:p>75,00%</text:p>
          </table:table-cell>
          <table:table-cell table:formula="of:=[.C14]/[.A14]" office:value-type="percentage" office:value="0.659969822612628">
            <text:p>66,00%</text:p>
          </table:table-cell>
          <table:table-cell/>
        </table:table-row>
        <table:table-row table:style-name="ro1">
          <table:table-cell table:formula="of:=[.A14]+10" office:value-type="float" office:value="130">
            <text:p>130</text:p>
          </table:table-cell>
          <table:table-cell table:formula="of:=[.A15]*0.75" office:value-type="float" office:value="97.5">
            <text:p>97,5</text:p>
          </table:table-cell>
          <table:table-cell table:formula="of:=[.A15]*(1-LOG10([.A15]*CEILING([.A14]/100;1))/7)" office:value-type="float" office:value="85.1504949662563">
            <text:p>85,15</text:p>
          </table:table-cell>
          <table:table-cell table:number-columns-repeated="2"/>
          <table:table-cell table:formula="of:=[.B15]/[.A15]" office:value-type="percentage" office:value="0.75">
            <text:p>75,00%</text:p>
          </table:table-cell>
          <table:table-cell table:formula="of:=[.C15]/[.A15]" office:value-type="percentage" office:value="0.65500380743274">
            <text:p>65,50%</text:p>
          </table:table-cell>
          <table:table-cell/>
        </table:table-row>
        <table:table-row table:style-name="ro1">
          <table:table-cell table:formula="of:=[.A15]+10" office:value-type="float" office:value="140">
            <text:p>140</text:p>
          </table:table-cell>
          <table:table-cell table:formula="of:=[.A16]*0.75" office:value-type="float" office:value="105">
            <text:p>105</text:p>
          </table:table-cell>
          <table:table-cell table:formula="of:=[.A16]*(1-LOG10([.A16]*CEILING([.A15]/100;1))/7)" office:value-type="float" office:value="91.0568393731556">
            <text:p>91,06</text:p>
          </table:table-cell>
          <table:table-cell table:number-columns-repeated="2"/>
          <table:table-cell table:formula="of:=[.B16]/[.A16]" office:value-type="percentage" office:value="0.75">
            <text:p>75,00%</text:p>
          </table:table-cell>
          <table:table-cell table:formula="of:=[.C16]/[.A16]" office:value-type="percentage" office:value="0.65040599552254">
            <text:p>65,04%</text:p>
          </table:table-cell>
          <table:table-cell/>
        </table:table-row>
        <table:table-row table:style-name="ro1">
          <table:table-cell table:formula="of:=[.A16]+10" office:value-type="float" office:value="150">
            <text:p>150</text:p>
          </table:table-cell>
          <table:table-cell table:formula="of:=[.A17]*0.75" office:value-type="float" office:value="112.5">
            <text:p>112,5</text:p>
          </table:table-cell>
          <table:table-cell table:formula="of:=[.A17]*(1-LOG10([.A17]*CEILING([.A16]/100;1))/7)" office:value-type="float" office:value="96.9188302560072">
            <text:p>96,92</text:p>
          </table:table-cell>
          <table:table-cell table:number-columns-repeated="2"/>
          <table:table-cell table:formula="of:=[.B17]/[.A17]" office:value-type="percentage" office:value="0.75">
            <text:p>75,00%</text:p>
          </table:table-cell>
          <table:table-cell table:formula="of:=[.C17]/[.A17]" office:value-type="percentage" office:value="0.646125535040048">
            <text:p>64,61%</text:p>
          </table:table-cell>
          <table:table-cell/>
        </table:table-row>
        <table:table-row table:style-name="ro1">
          <table:table-cell table:formula="of:=[.A17]+10" office:value-type="float" office:value="160">
            <text:p>160</text:p>
          </table:table-cell>
          <table:table-cell table:formula="of:=[.A18]*0.75" office:value-type="float" office:value="120">
            <text:p>120</text:p>
          </table:table-cell>
          <table:table-cell table:formula="of:=[.A18]*(1-LOG10([.A18]*CEILING([.A17]/100;1))/7)" office:value-type="float" office:value="102.739429066974">
            <text:p>102,74</text:p>
          </table:table-cell>
          <table:table-cell table:number-columns-repeated="2"/>
          <table:table-cell table:formula="of:=[.B18]/[.A18]" office:value-type="percentage" office:value="0.75">
            <text:p>75,00%</text:p>
          </table:table-cell>
          <table:table-cell table:formula="of:=[.C18]/[.A18]" office:value-type="percentage" office:value="0.642121431668585">
            <text:p>64,21%</text:p>
          </table:table-cell>
          <table:table-cell/>
        </table:table-row>
        <table:table-row table:style-name="ro1">
          <table:table-cell table:formula="of:=[.A18]+10" office:value-type="float" office:value="170">
            <text:p>170</text:p>
          </table:table-cell>
          <table:table-cell table:formula="of:=[.A19]*0.75" office:value-type="float" office:value="127.5">
            <text:p>127,5</text:p>
          </table:table-cell>
          <table:table-cell table:formula="of:=[.A19]*(1-LOG10([.A19]*CEILING([.A18]/100;1))/7)" office:value-type="float" office:value="108.521226300402">
            <text:p>108,52</text:p>
          </table:table-cell>
          <table:table-cell table:number-columns-repeated="2"/>
          <table:table-cell table:formula="of:=[.B19]/[.A19]" office:value-type="percentage" office:value="0.75">
            <text:p>75,00%</text:p>
          </table:table-cell>
          <table:table-cell table:formula="of:=[.C19]/[.A19]" office:value-type="percentage" office:value="0.638360154708249">
            <text:p>63,84%</text:p>
          </table:table-cell>
          <table:table-cell/>
        </table:table-row>
        <table:table-row table:style-name="ro1">
          <table:table-cell table:formula="of:=[.A19]+10" office:value-type="float" office:value="180">
            <text:p>180</text:p>
          </table:table-cell>
          <table:table-cell table:formula="of:=[.A20]*0.75" office:value-type="float" office:value="135">
            <text:p>135</text:p>
          </table:table-cell>
          <table:table-cell table:formula="of:=[.A20]*(1-LOG10([.A20]*CEILING([.A19]/100;1))/7)" office:value-type="float" office:value="114.266507123127">
            <text:p>114,27</text:p>
          </table:table-cell>
          <table:table-cell table:number-columns-repeated="2"/>
          <table:table-cell table:formula="of:=[.B20]/[.A20]" office:value-type="percentage" office:value="0.75">
            <text:p>75,00%</text:p>
          </table:table-cell>
          <table:table-cell table:formula="of:=[.C20]/[.A20]" office:value-type="percentage" office:value="0.634813928461816">
            <text:p>63,48%</text:p>
          </table:table-cell>
          <table:table-cell/>
        </table:table-row>
        <table:table-row table:style-name="ro1">
          <table:table-cell table:formula="of:=[.A20]+10" office:value-type="float" office:value="190">
            <text:p>190</text:p>
          </table:table-cell>
          <table:table-cell table:formula="of:=[.A21]*0.75" office:value-type="float" office:value="142.5">
            <text:p>142,5</text:p>
          </table:table-cell>
          <table:table-cell table:formula="of:=[.A21]*(1-LOG10([.A21]*CEILING([.A20]/100;1))/7)" office:value-type="float" office:value="119.977302377544">
            <text:p>119,98</text:p>
          </table:table-cell>
          <table:table-cell table:number-columns-repeated="2"/>
          <table:table-cell table:formula="of:=[.B21]/[.A21]" office:value-type="percentage" office:value="0.75">
            <text:p>75,00%</text:p>
          </table:table-cell>
          <table:table-cell table:formula="of:=[.C21]/[.A21]" office:value-type="percentage" office:value="0.631459486197599">
            <text:p>63,15%</text:p>
          </table:table-cell>
          <table:table-cell/>
        </table:table-row>
        <table:table-row table:style-name="ro1">
          <table:table-cell table:formula="of:=[.A21]+10" office:value-type="float" office:value="200">
            <text:p>200</text:p>
          </table:table-cell>
          <table:table-cell table:formula="of:=[.A22]*0.75" office:value-type="float" office:value="150">
            <text:p>150</text:p>
          </table:table-cell>
          <table:table-cell table:formula="of:=[.A22]*(1-LOG10([.A22]*CEILING([.A21]/100;1))/7)" office:value-type="float" office:value="125.655428819201">
            <text:p>125,66</text:p>
          </table:table-cell>
          <table:table-cell table:number-columns-repeated="2"/>
          <table:table-cell table:formula="of:=[.B22]/[.A22]" office:value-type="percentage" office:value="0.75">
            <text:p>75,00%</text:p>
          </table:table-cell>
          <table:table-cell table:formula="of:=[.C22]/[.A22]" office:value-type="percentage" office:value="0.628277144096005">
            <text:p>62,83%</text:p>
          </table:table-cell>
          <table:table-cell/>
        </table:table-row>
        <table:table-row table:style-name="ro1">
          <table:table-cell table:formula="of:=[.A22]+10" office:value-type="float" office:value="210">
            <text:p>210</text:p>
          </table:table-cell>
          <table:table-cell table:formula="of:=[.A23]*0.75" office:value-type="float" office:value="157.5">
            <text:p>157,5</text:p>
          </table:table-cell>
          <table:table-cell table:formula="of:=[.A23]*(1-LOG10([.A23]*CEILING([.A22]/100;1))/7)" office:value-type="float" office:value="131.302521288063">
            <text:p>131,3</text:p>
          </table:table-cell>
          <table:table-cell table:number-columns-repeated="2"/>
          <table:table-cell table:formula="of:=[.B23]/[.A23]" office:value-type="percentage" office:value="0.75">
            <text:p>75,00%</text:p>
          </table:table-cell>
          <table:table-cell table:formula="of:=[.C23]/[.A23]" office:value-type="percentage" office:value="0.625250101371729">
            <text:p>62,53%</text:p>
          </table:table-cell>
          <table:table-cell/>
        </table:table-row>
        <table:table-row table:style-name="ro1">
          <table:table-cell table:formula="of:=[.A23]+10" office:value-type="float" office:value="220">
            <text:p>220</text:p>
          </table:table-cell>
          <table:table-cell table:formula="of:=[.A24]*0.75" office:value-type="float" office:value="165">
            <text:p>165</text:p>
          </table:table-cell>
          <table:table-cell table:formula="of:=[.A24]*(1-LOG10([.A24]*CEILING([.A23]/100;1))/7)" office:value-type="float" office:value="131.385762025827">
            <text:p>131,39</text:p>
          </table:table-cell>
          <table:table-cell table:number-columns-repeated="2"/>
          <table:table-cell table:formula="of:=[.B24]/[.A24]" office:value-type="percentage" office:value="0.75">
            <text:p>75,00%</text:p>
          </table:table-cell>
          <table:table-cell table:formula="of:=[.C24]/[.A24]" office:value-type="percentage" office:value="0.597208009208305">
            <text:p>59,72%</text:p>
          </table:table-cell>
          <table:table-cell/>
        </table:table-row>
        <table:table-row table:style-name="ro1">
          <table:table-cell table:formula="of:=[.A24]+10" office:value-type="float" office:value="230">
            <text:p>230</text:p>
          </table:table-cell>
          <table:table-cell table:formula="of:=[.A25]*0.75" office:value-type="float" office:value="172.5">
            <text:p>172,5</text:p>
          </table:table-cell>
          <table:table-cell table:formula="of:=[.A25]*(1-LOG10([.A25]*CEILING([.A24]/100;1))/7)" office:value-type="float" office:value="136.723529875776">
            <text:p>136,72</text:p>
          </table:table-cell>
          <table:table-cell table:number-columns-repeated="2"/>
          <table:table-cell table:formula="of:=[.B25]/[.A25]" office:value-type="percentage" office:value="0.75">
            <text:p>75,00%</text:p>
          </table:table-cell>
          <table:table-cell table:formula="of:=[.C25]/[.A25]" office:value-type="percentage" office:value="0.594450129894678">
            <text:p>59,45%</text:p>
          </table:table-cell>
          <table:table-cell/>
        </table:table-row>
        <table:table-row table:style-name="ro1">
          <table:table-cell table:formula="of:=[.A25]+10" office:value-type="float" office:value="240">
            <text:p>240</text:p>
          </table:table-cell>
          <table:table-cell table:formula="of:=[.A26]*0.75" office:value-type="float" office:value="180">
            <text:p>180</text:p>
          </table:table-cell>
          <table:table-cell table:formula="of:=[.A26]*(1-LOG10([.A26]*CEILING([.A25]/100;1))/7)" office:value-type="float" office:value="142.034314408071">
            <text:p>142,03</text:p>
          </table:table-cell>
          <table:table-cell table:number-columns-repeated="2"/>
          <table:table-cell table:formula="of:=[.B26]/[.A26]" office:value-type="percentage" office:value="0.75">
            <text:p>75,00%</text:p>
          </table:table-cell>
          <table:table-cell table:formula="of:=[.C26]/[.A26]" office:value-type="percentage" office:value="0.591809643366962">
            <text:p>59,18%</text:p>
          </table:table-cell>
          <table:table-cell/>
        </table:table-row>
        <table:table-row table:style-name="ro1">
          <table:table-cell table:formula="of:=[.A26]+10" office:value-type="float" office:value="250">
            <text:p>250</text:p>
          </table:table-cell>
          <table:table-cell table:formula="of:=[.A27]*0.75" office:value-type="float" office:value="187.5">
            <text:p>187,5</text:p>
          </table:table-cell>
          <table:table-cell table:formula="of:=[.A27]*(1-LOG10([.A27]*CEILING([.A26]/100;1))/7)" office:value-type="float" office:value="147.319240593154">
            <text:p>147,32</text:p>
          </table:table-cell>
          <table:table-cell table:number-columns-repeated="2"/>
          <table:table-cell table:formula="of:=[.B27]/[.A27]" office:value-type="percentage" office:value="0.75">
            <text:p>75,00%</text:p>
          </table:table-cell>
          <table:table-cell table:formula="of:=[.C27]/[.A27]" office:value-type="percentage" office:value="0.589276962372614">
            <text:p>58,93%</text:p>
          </table:table-cell>
          <table:table-cell/>
        </table:table-row>
        <table:table-row table:style-name="ro1">
          <table:table-cell table:formula="of:=[.A27]+10" office:value-type="float" office:value="260">
            <text:p>260</text:p>
          </table:table-cell>
          <table:table-cell table:formula="of:=[.A28]*0.75" office:value-type="float" office:value="195">
            <text:p>195</text:p>
          </table:table-cell>
          <table:table-cell table:formula="of:=[.A28]*(1-LOG10([.A28]*CEILING([.A27]/100;1))/7)" office:value-type="float" office:value="152.579343328639">
            <text:p>152,58</text:p>
          </table:table-cell>
          <table:table-cell table:number-columns-repeated="2"/>
          <table:table-cell table:formula="of:=[.B28]/[.A28]" office:value-type="percentage" office:value="0.75">
            <text:p>75,00%</text:p>
          </table:table-cell>
          <table:table-cell table:formula="of:=[.C28]/[.A28]" office:value-type="percentage" office:value="0.586843628187074">
            <text:p>58,68%</text:p>
          </table:table-cell>
          <table:table-cell/>
        </table:table-row>
        <table:table-row table:style-name="ro1">
          <table:table-cell table:formula="of:=[.A28]+10" office:value-type="float" office:value="270">
            <text:p>270</text:p>
          </table:table-cell>
          <table:table-cell table:formula="of:=[.A29]*0.75" office:value-type="float" office:value="202.5">
            <text:p>202,5</text:p>
          </table:table-cell>
          <table:table-cell table:formula="of:=[.A29]*(1-LOG10([.A29]*CEILING([.A28]/100;1))/7)" office:value-type="float" office:value="157.815577843252">
            <text:p>157,82</text:p>
          </table:table-cell>
          <table:table-cell table:number-columns-repeated="2"/>
          <table:table-cell table:formula="of:=[.B29]/[.A29]" office:value-type="percentage" office:value="0.75">
            <text:p>75,00%</text:p>
          </table:table-cell>
          <table:table-cell table:formula="of:=[.C29]/[.A29]" office:value-type="percentage" office:value="0.584502140160193">
            <text:p>58,45%</text:p>
          </table:table-cell>
          <table:table-cell/>
        </table:table-row>
        <table:table-row table:style-name="ro1">
          <table:table-cell table:formula="of:=[.A29]+10" office:value-type="float" office:value="280">
            <text:p>280</text:p>
          </table:table-cell>
          <table:table-cell table:formula="of:=[.A30]*0.75" office:value-type="float" office:value="210">
            <text:p>210</text:p>
          </table:table-cell>
          <table:table-cell table:formula="of:=[.A30]*(1-LOG10([.A30]*CEILING([.A29]/100;1))/7)" office:value-type="float" office:value="163.028828557525">
            <text:p>163,03</text:p>
          </table:table-cell>
          <table:table-cell table:number-columns-repeated="2"/>
          <table:table-cell table:formula="of:=[.B30]/[.A30]" office:value-type="percentage" office:value="0.75">
            <text:p>75,00%</text:p>
          </table:table-cell>
          <table:table-cell table:formula="of:=[.C30]/[.A30]" office:value-type="percentage" office:value="0.582245816276874">
            <text:p>58,22%</text:p>
          </table:table-cell>
          <table:table-cell/>
        </table:table-row>
        <table:table-row table:style-name="ro1">
          <table:table-cell table:formula="of:=[.A30]+10" office:value-type="float" office:value="290">
            <text:p>290</text:p>
          </table:table-cell>
          <table:table-cell table:formula="of:=[.A31]*0.75" office:value-type="float" office:value="217.5">
            <text:p>217,5</text:p>
          </table:table-cell>
          <table:table-cell table:formula="of:=[.A31]*(1-LOG10([.A31]*CEILING([.A30]/100;1))/7)" office:value-type="float" office:value="168.219916677229">
            <text:p>168,22</text:p>
          </table:table-cell>
          <table:table-cell table:number-columns-repeated="2"/>
          <table:table-cell table:formula="of:=[.B31]/[.A31]" office:value-type="percentage" office:value="0.75">
            <text:p>75,00%</text:p>
          </table:table-cell>
          <table:table-cell table:formula="of:=[.C31]/[.A31]" office:value-type="percentage" office:value="0.58006867819734">
            <text:p>58,01%</text:p>
          </table:table-cell>
          <table:table-cell/>
        </table:table-row>
        <table:table-row table:style-name="ro1">
          <table:table-cell table:formula="of:=[.A31]+10" office:value-type="float" office:value="300">
            <text:p>300</text:p>
          </table:table-cell>
          <table:table-cell table:formula="of:=[.A32]*0.75" office:value-type="float" office:value="225">
            <text:p>225</text:p>
          </table:table-cell>
          <table:table-cell table:formula="of:=[.A32]*(1-LOG10([.A32]*CEILING([.A31]/100;1))/7)" office:value-type="float" office:value="173.389606738315">
            <text:p>173,39</text:p>
          </table:table-cell>
          <table:table-cell table:number-columns-repeated="2"/>
          <table:table-cell table:formula="of:=[.B32]/[.A32]" office:value-type="percentage" office:value="0.75">
            <text:p>75,00%</text:p>
          </table:table-cell>
          <table:table-cell table:formula="of:=[.C32]/[.A32]" office:value-type="percentage" office:value="0.577965355794382">
            <text:p>57,80%</text:p>
          </table:table-cell>
          <table:table-cell/>
        </table:table-row>
        <table:table-row table:style-name="ro1">
          <table:table-cell table:formula="of:=[.A32]+10" office:value-type="float" office:value="310">
            <text:p>310</text:p>
          </table:table-cell>
          <table:table-cell table:formula="of:=[.A33]*0.75" office:value-type="float" office:value="232.5">
            <text:p>232,5</text:p>
          </table:table-cell>
          <table:table-cell table:formula="of:=[.A33]*(1-LOG10([.A33]*CEILING([.A32]/100;1))/7)" office:value-type="float" office:value="178.538612278326">
            <text:p>178,54</text:p>
          </table:table-cell>
          <table:table-cell table:number-columns-repeated="2"/>
          <table:table-cell table:formula="of:=[.B33]/[.A33]" office:value-type="percentage" office:value="0.75">
            <text:p>75,00%</text:p>
          </table:table-cell>
          <table:table-cell table:formula="of:=[.C33]/[.A33]" office:value-type="percentage" office:value="0.575931007349438">
            <text:p>57,59%</text:p>
          </table:table-cell>
          <table:table-cell/>
        </table:table-row>
        <table:table-row table:style-name="ro1">
          <table:table-cell table:formula="of:=[.A33]+10" office:value-type="float" office:value="320">
            <text:p>320</text:p>
          </table:table-cell>
          <table:table-cell table:formula="of:=[.A34]*0.75" office:value-type="float" office:value="240">
            <text:p>240</text:p>
          </table:table-cell>
          <table:table-cell table:formula="of:=[.A34]*(1-LOG10([.A34]*CEILING([.A33]/100;1))/7)" office:value-type="float" office:value="177.95611567324">
            <text:p>177,96</text:p>
          </table:table-cell>
          <table:table-cell table:number-columns-repeated="2"/>
          <table:table-cell table:formula="of:=[.B34]/[.A34]" office:value-type="percentage" office:value="0.75">
            <text:p>75,00%</text:p>
          </table:table-cell>
          <table:table-cell table:formula="of:=[.C34]/[.A34]" office:value-type="percentage" office:value="0.556112861478876">
            <text:p>55,61%</text:p>
          </table:table-cell>
          <table:table-cell/>
        </table:table-row>
        <table:table-row table:style-name="ro1">
          <table:table-cell table:formula="of:=[.A34]+10" office:value-type="float" office:value="330">
            <text:p>330</text:p>
          </table:table-cell>
          <table:table-cell table:formula="of:=[.A35]*0.75" office:value-type="float" office:value="247.5">
            <text:p>247,5</text:p>
          </table:table-cell>
          <table:table-cell table:formula="of:=[.A35]*(1-LOG10([.A35]*CEILING([.A34]/100;1))/7)" office:value-type="float" office:value="182.887228957438">
            <text:p>182,89</text:p>
          </table:table-cell>
          <table:table-cell table:number-columns-repeated="2"/>
          <table:table-cell table:formula="of:=[.B35]/[.A35]" office:value-type="percentage" office:value="0.75">
            <text:p>75,00%</text:p>
          </table:table-cell>
          <table:table-cell table:formula="of:=[.C35]/[.A35]" office:value-type="percentage" office:value="0.55420372411345">
            <text:p>55,42%</text:p>
          </table:table-cell>
          <table:table-cell/>
        </table:table-row>
        <table:table-row table:style-name="ro1">
          <table:table-cell table:formula="of:=[.A35]+10" office:value-type="float" office:value="340">
            <text:p>340</text:p>
          </table:table-cell>
          <table:table-cell table:formula="of:=[.A36]*0.75" office:value-type="float" office:value="255">
            <text:p>255</text:p>
          </table:table-cell>
          <table:table-cell table:formula="of:=[.A36]*(1-LOG10([.A36]*CEILING([.A35]/100;1))/7)" office:value-type="float" office:value="187.799538736304">
            <text:p>187,8</text:p>
          </table:table-cell>
          <table:table-cell table:number-columns-repeated="2"/>
          <table:table-cell table:formula="of:=[.B36]/[.A36]" office:value-type="percentage" office:value="0.75">
            <text:p>75,00%</text:p>
          </table:table-cell>
          <table:table-cell table:formula="of:=[.C36]/[.A36]" office:value-type="percentage" office:value="0.55235158451854">
            <text:p>55,24%</text:p>
          </table:table-cell>
          <table:table-cell/>
        </table:table-row>
        <table:table-row table:style-name="ro1">
          <table:table-cell table:formula="of:=[.A36]+10" office:value-type="float" office:value="350">
            <text:p>350</text:p>
          </table:table-cell>
          <table:table-cell table:formula="of:=[.A37]*0.75" office:value-type="float" office:value="262.5">
            <text:p>262,5</text:p>
          </table:table-cell>
          <table:table-cell table:formula="of:=[.A37]*(1-LOG10([.A37]*CEILING([.A36]/100;1))/7)" office:value-type="float" office:value="192.693598216088">
            <text:p>192,69</text:p>
          </table:table-cell>
          <table:table-cell table:number-columns-repeated="2"/>
          <table:table-cell table:formula="of:=[.B37]/[.A37]" office:value-type="percentage" office:value="0.75">
            <text:p>75,00%</text:p>
          </table:table-cell>
          <table:table-cell table:formula="of:=[.C37]/[.A37]" office:value-type="percentage" office:value="0.550553137760252">
            <text:p>55,06%</text:p>
          </table:table-cell>
          <table:table-cell/>
        </table:table-row>
        <table:table-row table:style-name="ro1">
          <table:table-cell table:formula="of:=[.A37]+10" office:value-type="float" office:value="360">
            <text:p>360</text:p>
          </table:table-cell>
          <table:table-cell table:formula="of:=[.A38]*0.75" office:value-type="float" office:value="270">
            <text:p>270</text:p>
          </table:table-cell>
          <table:table-cell table:formula="of:=[.A38]*(1-LOG10([.A38]*CEILING([.A37]/100;1))/7)" office:value-type="float" office:value="197.569928977959">
            <text:p>197,57</text:p>
          </table:table-cell>
          <table:table-cell table:number-columns-repeated="2"/>
          <table:table-cell table:formula="of:=[.B38]/[.A38]" office:value-type="percentage" office:value="0.75">
            <text:p>75,00%</text:p>
          </table:table-cell>
          <table:table-cell table:formula="of:=[.C38]/[.A38]" office:value-type="percentage" office:value="0.548805358272107">
            <text:p>54,88%</text:p>
          </table:table-cell>
          <table:table-cell/>
        </table:table-row>
        <table:table-row table:style-name="ro1">
          <table:table-cell table:formula="of:=[.A38]+10" office:value-type="float" office:value="370">
            <text:p>370</text:p>
          </table:table-cell>
          <table:table-cell table:formula="of:=[.A39]*0.75" office:value-type="float" office:value="277.5">
            <text:p>277,5</text:p>
          </table:table-cell>
          <table:table-cell table:formula="of:=[.A39]*(1-LOG10([.A39]*CEILING([.A38]/100;1))/7)" office:value-type="float" office:value="202.429023614838">
            <text:p>202,43</text:p>
          </table:table-cell>
          <table:table-cell table:number-columns-repeated="2"/>
          <table:table-cell table:formula="of:=[.B39]/[.A39]" office:value-type="percentage" office:value="0.75">
            <text:p>75,00%</text:p>
          </table:table-cell>
          <table:table-cell table:formula="of:=[.C39]/[.A39]" office:value-type="percentage" office:value="0.547105469229292">
            <text:p>54,71%</text:p>
          </table:table-cell>
          <table:table-cell/>
        </table:table-row>
        <table:table-row table:style-name="ro1">
          <table:table-cell table:formula="of:=[.A39]+10" office:value-type="float" office:value="380">
            <text:p>380</text:p>
          </table:table-cell>
          <table:table-cell table:formula="of:=[.A40]*0.75" office:value-type="float" office:value="285">
            <text:p>285</text:p>
          </table:table-cell>
          <table:table-cell table:formula="of:=[.A40]*(1-LOG10([.A40]*CEILING([.A39]/100;1))/7)" office:value-type="float" office:value="207.271348082998">
            <text:p>207,27</text:p>
          </table:table-cell>
          <table:table-cell table:number-columns-repeated="2"/>
          <table:table-cell table:formula="of:=[.B40]/[.A40]" office:value-type="percentage" office:value="0.75">
            <text:p>75,00%</text:p>
          </table:table-cell>
          <table:table-cell table:formula="of:=[.C40]/[.A40]" office:value-type="percentage" office:value="0.54545091600789">
            <text:p>54,55%</text:p>
          </table:table-cell>
          <table:table-cell/>
        </table:table-row>
        <table:table-row table:style-name="ro1">
          <table:table-cell table:formula="of:=[.A40]+10" office:value-type="float" office:value="390">
            <text:p>390</text:p>
          </table:table-cell>
          <table:table-cell table:formula="of:=[.A41]*0.75" office:value-type="float" office:value="292.5">
            <text:p>292,5</text:p>
          </table:table-cell>
          <table:table-cell table:formula="of:=[.A41]*(1-LOG10([.A41]*CEILING([.A40]/100;1))/7)" office:value-type="float" office:value="212.097343805966">
            <text:p>212,1</text:p>
          </table:table-cell>
          <table:table-cell table:number-columns-repeated="2"/>
          <table:table-cell table:formula="of:=[.B41]/[.A41]" office:value-type="percentage" office:value="0.75">
            <text:p>75,00%</text:p>
          </table:table-cell>
          <table:table-cell table:formula="of:=[.C41]/[.A41]" office:value-type="percentage" office:value="0.54383934309222">
            <text:p>54,38%</text:p>
          </table:table-cell>
          <table:table-cell/>
        </table:table-row>
        <table:table-row table:style-name="ro1">
          <table:table-cell table:formula="of:=[.A41]+10" office:value-type="float" office:value="400">
            <text:p>400</text:p>
          </table:table-cell>
          <table:table-cell table:formula="of:=[.A42]*0.75" office:value-type="float" office:value="300">
            <text:p>300</text:p>
          </table:table-cell>
          <table:table-cell table:formula="of:=[.A42]*(1-LOG10([.A42]*CEILING([.A41]/100;1))/7)" office:value-type="float" office:value="216.907429562519">
            <text:p>216,91</text:p>
          </table:table-cell>
          <table:table-cell table:number-columns-repeated="2"/>
          <table:table-cell table:formula="of:=[.B42]/[.A42]" office:value-type="percentage" office:value="0.75">
            <text:p>75,00%</text:p>
          </table:table-cell>
          <table:table-cell table:formula="of:=[.C42]/[.A42]" office:value-type="percentage" office:value="0.542268573906296">
            <text:p>54,23%</text:p>
          </table:table-cell>
          <table:table-cell/>
        </table:table-row>
        <table:table-row table:style-name="ro1">
          <table:table-cell table:formula="of:=[.A42]+10" office:value-type="float" office:value="410">
            <text:p>410</text:p>
          </table:table-cell>
          <table:table-cell table:formula="of:=[.A43]*0.75" office:value-type="float" office:value="307.5">
            <text:p>307,5</text:p>
          </table:table-cell>
          <table:table-cell table:formula="of:=[.A43]*(1-LOG10([.A43]*CEILING([.A42]/100;1))/7)" office:value-type="float" office:value="221.702003185778">
            <text:p>221,7</text:p>
          </table:table-cell>
          <table:table-cell table:number-columns-repeated="2"/>
          <table:table-cell table:formula="of:=[.B43]/[.A43]" office:value-type="percentage" office:value="0.75">
            <text:p>75,00%</text:p>
          </table:table-cell>
          <table:table-cell table:formula="of:=[.C43]/[.A43]" office:value-type="percentage" office:value="0.540736593136043">
            <text:p>54,07%</text:p>
          </table:table-cell>
          <table:table-cell/>
        </table:table-row>
        <table:table-row table:style-name="ro1">
          <table:table-cell table:formula="of:=[.A43]+10" office:value-type="float" office:value="420">
            <text:p>420</text:p>
          </table:table-cell>
          <table:table-cell table:formula="of:=[.A44]*0.75" office:value-type="float" office:value="315">
            <text:p>315</text:p>
          </table:table-cell>
          <table:table-cell table:formula="of:=[.A44]*(1-LOG10([.A44]*CEILING([.A43]/100;1))/7)" office:value-type="float" office:value="220.666842315965">
            <text:p>220,67</text:p>
          </table:table-cell>
          <table:table-cell table:number-columns-repeated="2"/>
          <table:table-cell table:formula="of:=[.B44]/[.A44]" office:value-type="percentage" office:value="0.75">
            <text:p>75,00%</text:p>
          </table:table-cell>
          <table:table-cell table:formula="of:=[.C44]/[.A44]" office:value-type="percentage" office:value="0.52539724360944">
            <text:p>52,54%</text:p>
          </table:table-cell>
          <table:table-cell/>
        </table:table-row>
        <table:table-row table:style-name="ro1">
          <table:table-cell table:formula="of:=[.A44]+10" office:value-type="float" office:value="430">
            <text:p>430</text:p>
          </table:table-cell>
          <table:table-cell table:formula="of:=[.A45]*0.75" office:value-type="float" office:value="322.5">
            <text:p>322,5</text:p>
          </table:table-cell>
          <table:table-cell table:formula="of:=[.A45]*(1-LOG10([.A45]*CEILING([.A44]/100;1))/7)" office:value-type="float" office:value="225.293066033756">
            <text:p>225,29</text:p>
          </table:table-cell>
          <table:table-cell table:number-columns-repeated="2"/>
          <table:table-cell table:formula="of:=[.B45]/[.A45]" office:value-type="percentage" office:value="0.75">
            <text:p>75,00%</text:p>
          </table:table-cell>
          <table:table-cell table:formula="of:=[.C45]/[.A45]" office:value-type="percentage" office:value="0.523937362869199">
            <text:p>52,39%</text:p>
          </table:table-cell>
          <table:table-cell/>
        </table:table-row>
        <table:table-row table:style-name="ro1">
          <table:table-cell table:formula="of:=[.A45]+10" office:value-type="float" office:value="440">
            <text:p>440</text:p>
          </table:table-cell>
          <table:table-cell table:formula="of:=[.A46]*0.75" office:value-type="float" office:value="330">
            <text:p>330</text:p>
          </table:table-cell>
          <table:table-cell table:formula="of:=[.A46]*(1-LOG10([.A46]*CEILING([.A45]/100;1))/7)" office:value-type="float" office:value="229.904860062604">
            <text:p>229,9</text:p>
          </table:table-cell>
          <table:table-cell table:number-columns-repeated="2"/>
          <table:table-cell table:formula="of:=[.B46]/[.A46]" office:value-type="percentage" office:value="0.75">
            <text:p>75,00%</text:p>
          </table:table-cell>
          <table:table-cell table:formula="of:=[.C46]/[.A46]" office:value-type="percentage" office:value="0.522511045596828">
            <text:p>52,25%</text:p>
          </table:table-cell>
          <table:table-cell/>
        </table:table-row>
        <table:table-row table:style-name="ro1">
          <table:table-cell table:formula="of:=[.A46]+10" office:value-type="float" office:value="450">
            <text:p>450</text:p>
          </table:table-cell>
          <table:table-cell table:formula="of:=[.A47]*0.75" office:value-type="float" office:value="337.5">
            <text:p>337,5</text:p>
          </table:table-cell>
          <table:table-cell table:formula="of:=[.A47]*(1-LOG10([.A47]*CEILING([.A46]/100;1))/7)" office:value-type="float" office:value="234.502552407127">
            <text:p>234,5</text:p>
          </table:table-cell>
          <table:table-cell table:number-columns-repeated="2"/>
          <table:table-cell table:formula="of:=[.B47]/[.A47]" office:value-type="percentage" office:value="0.75">
            <text:p>75,00%</text:p>
          </table:table-cell>
          <table:table-cell table:formula="of:=[.C47]/[.A47]" office:value-type="percentage" office:value="0.521116783126948">
            <text:p>52,11%</text:p>
          </table:table-cell>
          <table:table-cell/>
        </table:table-row>
        <table:table-row table:style-name="ro1">
          <table:table-cell table:formula="of:=[.A47]+10" office:value-type="float" office:value="460">
            <text:p>460</text:p>
          </table:table-cell>
          <table:table-cell table:formula="of:=[.A48]*0.75" office:value-type="float" office:value="345">
            <text:p>345</text:p>
          </table:table-cell>
          <table:table-cell table:formula="of:=[.A48]*(1-LOG10([.A48]*CEILING([.A47]/100;1))/7)" office:value-type="float" office:value="239.086456490272">
            <text:p>239,09</text:p>
          </table:table-cell>
          <table:table-cell table:number-columns-repeated="2"/>
          <table:table-cell table:formula="of:=[.B48]/[.A48]" office:value-type="percentage" office:value="0.75">
            <text:p>75,00%</text:p>
          </table:table-cell>
          <table:table-cell table:formula="of:=[.C48]/[.A48]" office:value-type="percentage" office:value="0.519753166283201">
            <text:p>51,98%</text:p>
          </table:table-cell>
          <table:table-cell/>
        </table:table-row>
        <table:table-row table:style-name="ro1">
          <table:table-cell table:formula="of:=[.A48]+10" office:value-type="float" office:value="470">
            <text:p>470</text:p>
          </table:table-cell>
          <table:table-cell table:formula="of:=[.A49]*0.75" office:value-type="float" office:value="352.5">
            <text:p>352,5</text:p>
          </table:table-cell>
          <table:table-cell table:formula="of:=[.A49]*(1-LOG10([.A49]*CEILING([.A48]/100;1))/7)" office:value-type="float" office:value="243.656872104612">
            <text:p>243,66</text:p>
          </table:table-cell>
          <table:table-cell table:number-columns-repeated="2"/>
          <table:table-cell table:formula="of:=[.B49]/[.A49]" office:value-type="percentage" office:value="0.75">
            <text:p>75,00%</text:p>
          </table:table-cell>
          <table:table-cell table:formula="of:=[.C49]/[.A49]" office:value-type="percentage" office:value="0.518418876818323">
            <text:p>51,84%</text:p>
          </table:table-cell>
          <table:table-cell/>
        </table:table-row>
        <table:table-row table:style-name="ro1">
          <table:table-cell table:formula="of:=[.A49]+10" office:value-type="float" office:value="480">
            <text:p>480</text:p>
          </table:table-cell>
          <table:table-cell table:formula="of:=[.A50]*0.75" office:value-type="float" office:value="360">
            <text:p>360</text:p>
          </table:table-cell>
          <table:table-cell table:formula="of:=[.A50]*(1-LOG10([.A50]*CEILING([.A49]/100;1))/7)" office:value-type="float" office:value="248.214086282633">
            <text:p>248,21</text:p>
          </table:table-cell>
          <table:table-cell table:number-columns-repeated="2"/>
          <table:table-cell table:formula="of:=[.B50]/[.A50]" office:value-type="percentage" office:value="0.75">
            <text:p>75,00%</text:p>
          </table:table-cell>
          <table:table-cell table:formula="of:=[.C50]/[.A50]" office:value-type="percentage" office:value="0.517112679755485">
            <text:p>51,71%</text:p>
          </table:table-cell>
          <table:table-cell/>
        </table:table-row>
        <table:table-row table:style-name="ro1">
          <table:table-cell table:formula="of:=[.A50]+10" office:value-type="float" office:value="490">
            <text:p>490</text:p>
          </table:table-cell>
          <table:table-cell table:formula="of:=[.A51]*0.75" office:value-type="float" office:value="367.5">
            <text:p>367,5</text:p>
          </table:table-cell>
          <table:table-cell table:formula="of:=[.A51]*(1-LOG10([.A51]*CEILING([.A50]/100;1))/7)" office:value-type="float" office:value="252.758374094483">
            <text:p>252,76</text:p>
          </table:table-cell>
          <table:table-cell table:number-columns-repeated="2"/>
          <table:table-cell table:formula="of:=[.B51]/[.A51]" office:value-type="percentage" office:value="0.75">
            <text:p>75,00%</text:p>
          </table:table-cell>
          <table:table-cell table:formula="of:=[.C51]/[.A51]" office:value-type="percentage" office:value="0.515833416519353">
            <text:p>51,58%</text:p>
          </table:table-cell>
          <table:table-cell/>
        </table:table-row>
        <table:table-row table:style-name="ro1">
          <table:table-cell table:formula="of:=[.A51]+10" office:value-type="float" office:value="500">
            <text:p>500</text:p>
          </table:table-cell>
          <table:table-cell table:formula="of:=[.A52]*0.75" office:value-type="float" office:value="375">
            <text:p>375</text:p>
          </table:table-cell>
          <table:table-cell table:formula="of:=[.A52]*(1-LOG10([.A52]*CEILING([.A51]/100;1))/7)" office:value-type="float" office:value="257.289999380569">
            <text:p>257,29</text:p>
          </table:table-cell>
          <table:table-cell table:number-columns-repeated="2"/>
          <table:table-cell table:formula="of:=[.B52]/[.A52]" office:value-type="percentage" office:value="0.75">
            <text:p>75,00%</text:p>
          </table:table-cell>
          <table:table-cell table:formula="of:=[.C52]/[.A52]" office:value-type="percentage" office:value="0.514579998761137">
            <text:p>51,46%</text:p>
          </table:table-cell>
          <table:table-cell/>
        </table:table-row>
        <table:table-row table:style-name="ro1">
          <table:table-cell table:formula="of:=[.A52]+10" office:value-type="float" office:value="510">
            <text:p>510</text:p>
          </table:table-cell>
          <table:table-cell table:formula="of:=[.A53]*0.75" office:value-type="float" office:value="382.5">
            <text:p>382,5</text:p>
          </table:table-cell>
          <table:table-cell table:formula="of:=[.A53]*(1-LOG10([.A53]*CEILING([.A52]/100;1))/7)" office:value-type="float" office:value="261.809215425526">
            <text:p>261,81</text:p>
          </table:table-cell>
          <table:table-cell table:number-columns-repeated="2"/>
          <table:table-cell table:formula="of:=[.B53]/[.A53]" office:value-type="percentage" office:value="0.75">
            <text:p>75,00%</text:p>
          </table:table-cell>
          <table:table-cell table:formula="of:=[.C53]/[.A53]" office:value-type="percentage" office:value="0.513351402795149">
            <text:p>51,34%</text:p>
          </table:table-cell>
          <table:table-cell/>
        </table:table-row>
        <table:table-row table:style-name="ro1">
          <table:table-cell table:formula="of:=[.A53]+10" office:value-type="float" office:value="520">
            <text:p>520</text:p>
          </table:table-cell>
          <table:table-cell table:formula="of:=[.A54]*0.75" office:value-type="float" office:value="390">
            <text:p>390</text:p>
          </table:table-cell>
          <table:table-cell table:formula="of:=[.A54]*(1-LOG10([.A54]*CEILING([.A53]/100;1))/7)" office:value-type="float" office:value="260.43423015863">
            <text:p>260,43</text:p>
          </table:table-cell>
          <table:table-cell table:number-columns-repeated="2"/>
          <table:table-cell table:formula="of:=[.B54]/[.A54]" office:value-type="percentage" office:value="0.75">
            <text:p>75,00%</text:p>
          </table:table-cell>
          <table:table-cell table:formula="of:=[.C54]/[.A54]" office:value-type="percentage" office:value="0.500835057997365">
            <text:p>50,08%</text:p>
          </table:table-cell>
          <table:table-cell/>
        </table:table-row>
        <table:table-row table:style-name="ro1">
          <table:table-cell table:formula="of:=[.A54]+10" office:value-type="float" office:value="530">
            <text:p>530</text:p>
          </table:table-cell>
          <table:table-cell table:formula="of:=[.A55]*0.75" office:value-type="float" office:value="397.5">
            <text:p>397,5</text:p>
          </table:table-cell>
          <table:table-cell table:formula="of:=[.A55]*(1-LOG10([.A55]*CEILING([.A54]/100;1))/7)" office:value-type="float" office:value="264.816232344036">
            <text:p>264,82</text:p>
          </table:table-cell>
          <table:table-cell table:number-columns-repeated="2"/>
          <table:table-cell table:formula="of:=[.B55]/[.A55]" office:value-type="percentage" office:value="0.75">
            <text:p>75,00%</text:p>
          </table:table-cell>
          <table:table-cell table:formula="of:=[.C55]/[.A55]" office:value-type="percentage" office:value="0.499653268573652">
            <text:p>49,97%</text:p>
          </table:table-cell>
          <table:table-cell/>
        </table:table-row>
        <table:table-row table:style-name="ro1">
          <table:table-cell table:formula="of:=[.A55]+10" office:value-type="float" office:value="540">
            <text:p>540</text:p>
          </table:table-cell>
          <table:table-cell table:formula="of:=[.A56]*0.75" office:value-type="float" office:value="405">
            <text:p>405</text:p>
          </table:table-cell>
          <table:table-cell table:formula="of:=[.A56]*(1-LOG10([.A56]*CEILING([.A55]/100;1))/7)" office:value-type="float" office:value="269.186527784061">
            <text:p>269,19</text:p>
          </table:table-cell>
          <table:table-cell table:number-columns-repeated="2"/>
          <table:table-cell table:formula="of:=[.B56]/[.A56]" office:value-type="percentage" office:value="0.75">
            <text:p>75,00%</text:p>
          </table:table-cell>
          <table:table-cell table:formula="of:=[.C56]/[.A56]" office:value-type="percentage" office:value="0.498493569970484">
            <text:p>49,85%</text:p>
          </table:table-cell>
          <table:table-cell/>
        </table:table-row>
        <table:table-row table:style-name="ro1">
          <table:table-cell table:formula="of:=[.A56]+10" office:value-type="float" office:value="550">
            <text:p>550</text:p>
          </table:table-cell>
          <table:table-cell table:formula="of:=[.A57]*0.75" office:value-type="float" office:value="412.5">
            <text:p>412,5</text:p>
          </table:table-cell>
          <table:table-cell table:formula="of:=[.A57]*(1-LOG10([.A57]*CEILING([.A56]/100;1))/7)" office:value-type="float" office:value="273.545333295309">
            <text:p>273,55</text:p>
          </table:table-cell>
          <table:table-cell table:number-columns-repeated="2"/>
          <table:table-cell table:formula="of:=[.B57]/[.A57]" office:value-type="percentage" office:value="0.75">
            <text:p>75,00%</text:p>
          </table:table-cell>
          <table:table-cell table:formula="of:=[.C57]/[.A57]" office:value-type="percentage" office:value="0.497355151446016">
            <text:p>49,74%</text:p>
          </table:table-cell>
          <table:table-cell/>
        </table:table-row>
        <table:table-row table:style-name="ro1">
          <table:table-cell table:formula="of:=[.A57]+10" office:value-type="float" office:value="560">
            <text:p>560</text:p>
          </table:table-cell>
          <table:table-cell table:formula="of:=[.A58]*0.75" office:value-type="float" office:value="420">
            <text:p>420</text:p>
          </table:table-cell>
          <table:table-cell table:formula="of:=[.A58]*(1-LOG10([.A58]*CEILING([.A57]/100;1))/7)" office:value-type="float" office:value="277.892857808812">
            <text:p>277,89</text:p>
          </table:table-cell>
          <table:table-cell table:number-columns-repeated="2"/>
          <table:table-cell table:formula="of:=[.B58]/[.A58]" office:value-type="percentage" office:value="0.75">
            <text:p>75,00%</text:p>
          </table:table-cell>
          <table:table-cell table:formula="of:=[.C58]/[.A58]" office:value-type="percentage" office:value="0.496237246087165">
            <text:p>49,62%</text:p>
          </table:table-cell>
          <table:table-cell/>
        </table:table-row>
        <table:table-row table:style-name="ro1">
          <table:table-cell table:formula="of:=[.A58]+10" office:value-type="float" office:value="570">
            <text:p>570</text:p>
          </table:table-cell>
          <table:table-cell table:formula="of:=[.A59]*0.75" office:value-type="float" office:value="427.5">
            <text:p>427,5</text:p>
          </table:table-cell>
          <table:table-cell table:formula="of:=[.A59]*(1-LOG10([.A59]*CEILING([.A58]/100;1))/7)" office:value-type="float" office:value="282.229302792572">
            <text:p>282,23</text:p>
          </table:table-cell>
          <table:table-cell table:number-columns-repeated="2"/>
          <table:table-cell table:formula="of:=[.B59]/[.A59]" office:value-type="percentage" office:value="0.75">
            <text:p>75,00%</text:p>
          </table:table-cell>
          <table:table-cell table:formula="of:=[.C59]/[.A59]" office:value-type="percentage" office:value="0.495139127706266">
            <text:p>49,51%</text:p>
          </table:table-cell>
          <table:table-cell/>
        </table:table-row>
        <table:table-row table:style-name="ro1">
          <table:table-cell table:formula="of:=[.A59]+10" office:value-type="float" office:value="580">
            <text:p>580</text:p>
          </table:table-cell>
          <table:table-cell table:formula="of:=[.A60]*0.75" office:value-type="float" office:value="435">
            <text:p>435</text:p>
          </table:table-cell>
          <table:table-cell table:formula="of:=[.A60]*(1-LOG10([.A60]*CEILING([.A59]/100;1))/7)" office:value-type="float" office:value="286.554862644426">
            <text:p>286,55</text:p>
          </table:table-cell>
          <table:table-cell table:number-columns-repeated="2"/>
          <table:table-cell table:formula="of:=[.B60]/[.A60]" office:value-type="percentage" office:value="0.75">
            <text:p>75,00%</text:p>
          </table:table-cell>
          <table:table-cell table:formula="of:=[.C60]/[.A60]" office:value-type="percentage" office:value="0.494060108007631">
            <text:p>49,41%</text:p>
          </table:table-cell>
          <table:table-cell/>
        </table:table-row>
        <table:table-row table:style-name="ro1">
          <table:table-cell table:formula="of:=[.A60]+10" office:value-type="float" office:value="590">
            <text:p>590</text:p>
          </table:table-cell>
          <table:table-cell table:formula="of:=[.A61]*0.75" office:value-type="float" office:value="442.5">
            <text:p>442,5</text:p>
          </table:table-cell>
          <table:table-cell table:formula="of:=[.A61]*(1-LOG10([.A61]*CEILING([.A60]/100;1))/7)" office:value-type="float" office:value="290.869725057826">
            <text:p>290,87</text:p>
          </table:table-cell>
          <table:table-cell table:number-columns-repeated="2"/>
          <table:table-cell table:formula="of:=[.B61]/[.A61]" office:value-type="percentage" office:value="0.75">
            <text:p>75,00%</text:p>
          </table:table-cell>
          <table:table-cell table:formula="of:=[.C61]/[.A61]" office:value-type="percentage" office:value="0.492999533996316">
            <text:p>49,30%</text:p>
          </table:table-cell>
          <table:table-cell/>
        </table:table-row>
        <table:table-row table:style-name="ro1">
          <table:table-cell table:formula="of:=[.A61]+10" office:value-type="float" office:value="600">
            <text:p>600</text:p>
          </table:table-cell>
          <table:table-cell table:formula="of:=[.A62]*0.75" office:value-type="float" office:value="450">
            <text:p>450</text:p>
          </table:table-cell>
          <table:table-cell table:formula="of:=[.A62]*(1-LOG10([.A62]*CEILING([.A61]/100;1))/7)" office:value-type="float" office:value="295.174071362804">
            <text:p>295,17</text:p>
          </table:table-cell>
          <table:table-cell table:number-columns-repeated="2"/>
          <table:table-cell table:formula="of:=[.B62]/[.A62]" office:value-type="percentage" office:value="0.75">
            <text:p>75,00%</text:p>
          </table:table-cell>
          <table:table-cell table:formula="of:=[.C62]/[.A62]" office:value-type="percentage" office:value="0.491956785604673">
            <text:p>49,20%</text:p>
          </table:table-cell>
          <table:table-cell/>
        </table:table-row>
        <table:table-row table:style-name="ro1">
          <table:table-cell table:formula="of:=[.A62]+10" office:value-type="float" office:value="610">
            <text:p>610</text:p>
          </table:table-cell>
          <table:table-cell table:formula="of:=[.A63]*0.75" office:value-type="float" office:value="457.5">
            <text:p>457,5</text:p>
          </table:table-cell>
          <table:table-cell table:formula="of:=[.A63]*(1-LOG10([.A63]*CEILING([.A62]/100;1))/7)" office:value-type="float" office:value="299.468076844201">
            <text:p>299,47</text:p>
          </table:table-cell>
          <table:table-cell table:number-columns-repeated="2"/>
          <table:table-cell table:formula="of:=[.B63]/[.A63]" office:value-type="percentage" office:value="0.75">
            <text:p>75,00%</text:p>
          </table:table-cell>
          <table:table-cell table:formula="of:=[.C63]/[.A63]" office:value-type="percentage" office:value="0.490931273515084">
            <text:p>49,09%</text:p>
          </table:table-cell>
          <table:table-cell/>
        </table:table-row>
        <table:table-row table:style-name="ro1">
          <table:table-cell table:formula="of:=[.A63]+10" office:value-type="float" office:value="620">
            <text:p>620</text:p>
          </table:table-cell>
          <table:table-cell table:formula="of:=[.A64]*0.75" office:value-type="float" office:value="465">
            <text:p>465</text:p>
          </table:table-cell>
          <table:table-cell table:formula="of:=[.A64]*(1-LOG10([.A64]*CEILING([.A63]/100;1))/7)" office:value-type="float" office:value="297.822338243178">
            <text:p>297,82</text:p>
          </table:table-cell>
          <table:table-cell table:number-columns-repeated="2"/>
          <table:table-cell table:formula="of:=[.B64]/[.A64]" office:value-type="percentage" office:value="0.75">
            <text:p>75,00%</text:p>
          </table:table-cell>
          <table:table-cell table:formula="of:=[.C64]/[.A64]" office:value-type="percentage" office:value="0.480358610069641">
            <text:p>48,04%</text:p>
          </table:table-cell>
          <table:table-cell/>
        </table:table-row>
        <table:table-row table:style-name="ro1">
          <table:table-cell table:formula="of:=[.A64]+10" office:value-type="float" office:value="630">
            <text:p>630</text:p>
          </table:table-cell>
          <table:table-cell table:formula="of:=[.A65]*0.75" office:value-type="float" office:value="472.5">
            <text:p>472,5</text:p>
          </table:table-cell>
          <table:table-cell table:formula="of:=[.A65]*(1-LOG10([.A65]*CEILING([.A64]/100;1))/7)" office:value-type="float" office:value="302.000526947895">
            <text:p>302</text:p>
          </table:table-cell>
          <table:table-cell table:number-columns-repeated="2"/>
          <table:table-cell table:formula="of:=[.B65]/[.A65]" office:value-type="percentage" office:value="0.75">
            <text:p>75,00%</text:p>
          </table:table-cell>
          <table:table-cell table:formula="of:=[.C65]/[.A65]" office:value-type="percentage" office:value="0.479365915790309">
            <text:p>47,94%</text:p>
          </table:table-cell>
          <table:table-cell/>
        </table:table-row>
        <table:table-row table:style-name="ro1">
          <table:table-cell table:formula="of:=[.A65]+10" office:value-type="float" office:value="640">
            <text:p>640</text:p>
          </table:table-cell>
          <table:table-cell table:formula="of:=[.A66]*0.75" office:value-type="float" office:value="480">
            <text:p>480</text:p>
          </table:table-cell>
          <table:table-cell table:formula="of:=[.A66]*(1-LOG10([.A66]*CEILING([.A65]/100;1))/7)" office:value-type="float" office:value="306.168867291598">
            <text:p>306,17</text:p>
          </table:table-cell>
          <table:table-cell table:number-columns-repeated="2"/>
          <table:table-cell table:formula="of:=[.B66]/[.A66]" office:value-type="percentage" office:value="0.75">
            <text:p>75,00%</text:p>
          </table:table-cell>
          <table:table-cell table:formula="of:=[.C66]/[.A66]" office:value-type="percentage" office:value="0.478388855143122">
            <text:p>47,84%</text:p>
          </table:table-cell>
          <table:table-cell/>
        </table:table-row>
        <table:table-row table:style-name="ro1">
          <table:table-cell table:formula="of:=[.A66]+10" office:value-type="float" office:value="650">
            <text:p>650</text:p>
          </table:table-cell>
          <table:table-cell table:formula="of:=[.A67]*0.75" office:value-type="float" office:value="487.5">
            <text:p>487,5</text:p>
          </table:table-cell>
          <table:table-cell table:formula="of:=[.A67]*(1-LOG10([.A67]*CEILING([.A66]/100;1))/7)" office:value-type="float" office:value="310.327513167554">
            <text:p>310,33</text:p>
          </table:table-cell>
          <table:table-cell table:number-columns-repeated="2"/>
          <table:table-cell table:formula="of:=[.B67]/[.A67]" office:value-type="percentage" office:value="0.75">
            <text:p>75,00%</text:p>
          </table:table-cell>
          <table:table-cell table:formula="of:=[.C67]/[.A67]" office:value-type="percentage" office:value="0.477426943334698">
            <text:p>47,74%</text:p>
          </table:table-cell>
          <table:table-cell/>
        </table:table-row>
        <table:table-row table:style-name="ro1">
          <table:table-cell table:formula="of:=[.A67]+10" office:value-type="float" office:value="660">
            <text:p>660</text:p>
          </table:table-cell>
          <table:table-cell table:formula="of:=[.A68]*0.75" office:value-type="float" office:value="495">
            <text:p>495</text:p>
          </table:table-cell>
          <table:table-cell table:formula="of:=[.A68]*(1-LOG10([.A68]*CEILING([.A67]/100;1))/7)" office:value-type="float" office:value="314.47661373328">
            <text:p>314,48</text:p>
          </table:table-cell>
          <table:table-cell table:number-columns-repeated="2"/>
          <table:table-cell table:formula="of:=[.B68]/[.A68]" office:value-type="percentage" office:value="0.75">
            <text:p>75,00%</text:p>
          </table:table-cell>
          <table:table-cell table:formula="of:=[.C68]/[.A68]" office:value-type="percentage" office:value="0.476479717777696">
            <text:p>47,65%</text:p>
          </table:table-cell>
          <table:table-cell/>
        </table:table-row>
        <table:table-row table:style-name="ro1">
          <table:table-cell table:formula="of:=[.A68]+10" office:value-type="float" office:value="670">
            <text:p>670</text:p>
          </table:table-cell>
          <table:table-cell table:formula="of:=[.A69]*0.75" office:value-type="float" office:value="502.5">
            <text:p>502,5</text:p>
          </table:table-cell>
          <table:table-cell table:formula="of:=[.A69]*(1-LOG10([.A69]*CEILING([.A68]/100;1))/7)" office:value-type="float" office:value="318.616313625842">
            <text:p>318,62</text:p>
          </table:table-cell>
          <table:table-cell table:number-columns-repeated="2"/>
          <table:table-cell table:formula="of:=[.B69]/[.A69]" office:value-type="percentage" office:value="0.75">
            <text:p>75,00%</text:p>
          </table:table-cell>
          <table:table-cell table:formula="of:=[.C69]/[.A69]" office:value-type="percentage" office:value="0.475546736754988">
            <text:p>47,55%</text:p>
          </table:table-cell>
          <table:table-cell/>
        </table:table-row>
        <table:table-row table:style-name="ro1">
          <table:table-cell table:formula="of:=[.A69]+10" office:value-type="float" office:value="680">
            <text:p>680</text:p>
          </table:table-cell>
          <table:table-cell table:formula="of:=[.A70]*0.75" office:value-type="float" office:value="510">
            <text:p>510</text:p>
          </table:table-cell>
          <table:table-cell table:formula="of:=[.A70]*(1-LOG10([.A70]*CEILING([.A69]/100;1))/7)" office:value-type="float" office:value="322.746753164295">
            <text:p>322,75</text:p>
          </table:table-cell>
          <table:table-cell table:number-columns-repeated="2"/>
          <table:table-cell table:formula="of:=[.B70]/[.A70]" office:value-type="percentage" office:value="0.75">
            <text:p>75,00%</text:p>
          </table:table-cell>
          <table:table-cell table:formula="of:=[.C70]/[.A70]" office:value-type="percentage" office:value="0.474627578182787">
            <text:p>47,46%</text:p>
          </table:table-cell>
          <table:table-cell/>
        </table:table-row>
        <table:table-row table:style-name="ro1">
          <table:table-cell table:formula="of:=[.A70]+10" office:value-type="float" office:value="690">
            <text:p>690</text:p>
          </table:table-cell>
          <table:table-cell table:formula="of:=[.A71]*0.75" office:value-type="float" office:value="517.5">
            <text:p>517,5</text:p>
          </table:table-cell>
          <table:table-cell table:formula="of:=[.A71]*(1-LOG10([.A71]*CEILING([.A70]/100;1))/7)" office:value-type="float" office:value="326.868068540208">
            <text:p>326,87</text:p>
          </table:table-cell>
          <table:table-cell table:number-columns-repeated="2"/>
          <table:table-cell table:formula="of:=[.B71]/[.A71]" office:value-type="percentage" office:value="0.75">
            <text:p>75,00%</text:p>
          </table:table-cell>
          <table:table-cell table:formula="of:=[.C71]/[.A71]" office:value-type="percentage" office:value="0.47372183846407">
            <text:p>47,37%</text:p>
          </table:table-cell>
          <table:table-cell/>
        </table:table-row>
        <table:table-row table:style-name="ro1">
          <table:table-cell table:formula="of:=[.A71]+10" office:value-type="float" office:value="700">
            <text:p>700</text:p>
          </table:table-cell>
          <table:table-cell table:formula="of:=[.A72]*0.75" office:value-type="float" office:value="525">
            <text:p>525</text:p>
          </table:table-cell>
          <table:table-cell table:formula="of:=[.A72]*(1-LOG10([.A72]*CEILING([.A71]/100;1))/7)" office:value-type="float" office:value="330.980391997149">
            <text:p>330,98</text:p>
          </table:table-cell>
          <table:table-cell table:number-columns-repeated="2"/>
          <table:table-cell table:formula="of:=[.B72]/[.A72]" office:value-type="percentage" office:value="0.75">
            <text:p>75,00%</text:p>
          </table:table-cell>
          <table:table-cell table:formula="of:=[.C72]/[.A72]" office:value-type="percentage" office:value="0.472829131424498">
            <text:p>47,28%</text:p>
          </table:table-cell>
          <table:table-cell/>
        </table:table-row>
        <table:table-row table:style-name="ro1">
          <table:table-cell table:formula="of:=[.A72]+10" office:value-type="float" office:value="710">
            <text:p>710</text:p>
          </table:table-cell>
          <table:table-cell table:formula="of:=[.A73]*0.75" office:value-type="float" office:value="532.5">
            <text:p>532,5</text:p>
          </table:table-cell>
          <table:table-cell table:formula="of:=[.A73]*(1-LOG10([.A73]*CEILING([.A72]/100;1))/7)" office:value-type="float" office:value="335.083851999905">
            <text:p>335,08</text:p>
          </table:table-cell>
          <table:table-cell table:number-columns-repeated="2"/>
          <table:table-cell table:formula="of:=[.B73]/[.A73]" office:value-type="percentage" office:value="0.75">
            <text:p>75,00%</text:p>
          </table:table-cell>
          <table:table-cell table:formula="of:=[.C73]/[.A73]" office:value-type="percentage" office:value="0.47194908732381">
            <text:p>47,19%</text:p>
          </table:table-cell>
          <table:table-cell/>
        </table:table-row>
        <table:table-row table:style-name="ro1">
          <table:table-cell table:formula="of:=[.A73]+10" office:value-type="float" office:value="720">
            <text:p>720</text:p>
          </table:table-cell>
          <table:table-cell table:formula="of:=[.A74]*0.75" office:value-type="float" office:value="540">
            <text:p>540</text:p>
          </table:table-cell>
          <table:table-cell table:formula="of:=[.A74]*(1-LOG10([.A74]*CEILING([.A73]/100;1))/7)" office:value-type="float" office:value="333.213687419327">
            <text:p>333,21</text:p>
          </table:table-cell>
          <table:table-cell table:number-columns-repeated="2"/>
          <table:table-cell table:formula="of:=[.B74]/[.A74]" office:value-type="percentage" office:value="0.75">
            <text:p>75,00%</text:p>
          </table:table-cell>
          <table:table-cell table:formula="of:=[.C74]/[.A74]" office:value-type="percentage" office:value="0.462796788082398">
            <text:p>46,28%</text:p>
          </table:table-cell>
          <table:table-cell/>
        </table:table-row>
        <table:table-row table:style-name="ro1">
          <table:table-cell table:formula="of:=[.A74]+10" office:value-type="float" office:value="730">
            <text:p>730</text:p>
          </table:table-cell>
          <table:table-cell table:formula="of:=[.A75]*0.75" office:value-type="float" office:value="547.5">
            <text:p>547,5</text:p>
          </table:table-cell>
          <table:table-cell table:formula="of:=[.A75]*(1-LOG10([.A75]*CEILING([.A74]/100;1))/7)" office:value-type="float" office:value="337.216945943993">
            <text:p>337,22</text:p>
          </table:table-cell>
          <table:table-cell table:number-columns-repeated="2"/>
          <table:table-cell table:formula="of:=[.B75]/[.A75]" office:value-type="percentage" office:value="0.75">
            <text:p>75,00%</text:p>
          </table:table-cell>
          <table:table-cell table:formula="of:=[.C75]/[.A75]" office:value-type="percentage" office:value="0.461941021841086">
            <text:p>46,19%</text:p>
          </table:table-cell>
          <table:table-cell/>
        </table:table-row>
        <table:table-row table:style-name="ro1">
          <table:table-cell table:formula="of:=[.A75]+10" office:value-type="float" office:value="740">
            <text:p>740</text:p>
          </table:table-cell>
          <table:table-cell table:formula="of:=[.A76]*0.75" office:value-type="float" office:value="555">
            <text:p>555</text:p>
          </table:table-cell>
          <table:table-cell table:formula="of:=[.A76]*(1-LOG10([.A76]*CEILING([.A75]/100;1))/7)" office:value-type="float" office:value="341.211705289291">
            <text:p>341,21</text:p>
          </table:table-cell>
          <table:table-cell table:number-columns-repeated="2"/>
          <table:table-cell table:formula="of:=[.B76]/[.A76]" office:value-type="percentage" office:value="0.75">
            <text:p>75,00%</text:p>
          </table:table-cell>
          <table:table-cell table:formula="of:=[.C76]/[.A76]" office:value-type="percentage" office:value="0.461096899039583">
            <text:p>46,11%</text:p>
          </table:table-cell>
          <table:table-cell/>
        </table:table-row>
        <table:table-row table:style-name="ro1">
          <table:table-cell table:formula="of:=[.A76]+10" office:value-type="float" office:value="750">
            <text:p>750</text:p>
          </table:table-cell>
          <table:table-cell table:formula="of:=[.A77]*0.75" office:value-type="float" office:value="562.5">
            <text:p>562,5</text:p>
          </table:table-cell>
          <table:table-cell table:formula="of:=[.A77]*(1-LOG10([.A77]*CEILING([.A76]/100;1))/7)" office:value-type="float" office:value="345.198080316038">
            <text:p>345,2</text:p>
          </table:table-cell>
          <table:table-cell table:number-columns-repeated="2"/>
          <table:table-cell table:formula="of:=[.B77]/[.A77]" office:value-type="percentage" office:value="0.75">
            <text:p>75,00%</text:p>
          </table:table-cell>
          <table:table-cell table:formula="of:=[.C77]/[.A77]" office:value-type="percentage" office:value="0.460264107088051">
            <text:p>46,03%</text:p>
          </table:table-cell>
          <table:table-cell/>
        </table:table-row>
        <table:table-row table:style-name="ro1">
          <table:table-cell table:formula="of:=[.A77]+10" office:value-type="float" office:value="760">
            <text:p>760</text:p>
          </table:table-cell>
          <table:table-cell table:formula="of:=[.A78]*0.75" office:value-type="float" office:value="570">
            <text:p>570</text:p>
          </table:table-cell>
          <table:table-cell table:formula="of:=[.A78]*(1-LOG10([.A78]*CEILING([.A77]/100;1))/7)" office:value-type="float" office:value="349.176182821817">
            <text:p>349,18</text:p>
          </table:table-cell>
          <table:table-cell table:number-columns-repeated="2"/>
          <table:table-cell table:formula="of:=[.B78]/[.A78]" office:value-type="percentage" office:value="0.75">
            <text:p>75,00%</text:p>
          </table:table-cell>
          <table:table-cell table:formula="of:=[.C78]/[.A78]" office:value-type="percentage" office:value="0.459442345818181">
            <text:p>45,94%</text:p>
          </table:table-cell>
          <table:table-cell/>
        </table:table-row>
        <table:table-row table:style-name="ro1">
          <table:table-cell table:formula="of:=[.A78]+10" office:value-type="float" office:value="770">
            <text:p>770</text:p>
          </table:table-cell>
          <table:table-cell table:formula="of:=[.A79]*0.75" office:value-type="float" office:value="577.5">
            <text:p>577,5</text:p>
          </table:table-cell>
          <table:table-cell table:formula="of:=[.A79]*(1-LOG10([.A79]*CEILING([.A78]/100;1))/7)" office:value-type="float" office:value="353.146121661913">
            <text:p>353,15</text:p>
          </table:table-cell>
          <table:table-cell table:number-columns-repeated="2"/>
          <table:table-cell table:formula="of:=[.B79]/[.A79]" office:value-type="percentage" office:value="0.75">
            <text:p>75,00%</text:p>
          </table:table-cell>
          <table:table-cell table:formula="of:=[.C79]/[.A79]" office:value-type="percentage" office:value="0.458631326833654">
            <text:p>45,86%</text:p>
          </table:table-cell>
          <table:table-cell/>
        </table:table-row>
        <table:table-row table:style-name="ro1">
          <table:table-cell table:formula="of:=[.A79]+10" office:value-type="float" office:value="780">
            <text:p>780</text:p>
          </table:table-cell>
          <table:table-cell table:formula="of:=[.A80]*0.75" office:value-type="float" office:value="585">
            <text:p>585</text:p>
          </table:table-cell>
          <table:table-cell table:formula="of:=[.A80]*(1-LOG10([.A80]*CEILING([.A79]/100;1))/7)" office:value-type="float" office:value="357.108002863958">
            <text:p>357,11</text:p>
          </table:table-cell>
          <table:table-cell table:number-columns-repeated="2"/>
          <table:table-cell table:formula="of:=[.B80]/[.A80]" office:value-type="percentage" office:value="0.75">
            <text:p>75,00%</text:p>
          </table:table-cell>
          <table:table-cell table:formula="of:=[.C80]/[.A80]" office:value-type="percentage" office:value="0.457830772902511">
            <text:p>45,78%</text:p>
          </table:table-cell>
          <table:table-cell/>
        </table:table-row>
        <table:table-row table:style-name="ro1">
          <table:table-cell table:formula="of:=[.A80]+10" office:value-type="float" office:value="790">
            <text:p>790</text:p>
          </table:table-cell>
          <table:table-cell table:formula="of:=[.A81]*0.75" office:value-type="float" office:value="592.5">
            <text:p>592,5</text:p>
          </table:table-cell>
          <table:table-cell table:formula="of:=[.A81]*(1-LOG10([.A81]*CEILING([.A80]/100;1))/7)" office:value-type="float" office:value="361.061929736702">
            <text:p>361,06</text:p>
          </table:table-cell>
          <table:table-cell table:number-columns-repeated="2"/>
          <table:table-cell table:formula="of:=[.B81]/[.A81]" office:value-type="percentage" office:value="0.75">
            <text:p>75,00%</text:p>
          </table:table-cell>
          <table:table-cell table:formula="of:=[.C81]/[.A81]" office:value-type="percentage" office:value="0.457040417388231">
            <text:p>45,70%</text:p>
          </table:table-cell>
          <table:table-cell/>
        </table:table-row>
        <table:table-row table:style-name="ro1">
          <table:table-cell table:formula="of:=[.A81]+10" office:value-type="float" office:value="800">
            <text:p>800</text:p>
          </table:table-cell>
          <table:table-cell table:formula="of:=[.A82]*0.75" office:value-type="float" office:value="600">
            <text:p>600</text:p>
          </table:table-cell>
          <table:table-cell table:formula="of:=[.A82]*(1-LOG10([.A82]*CEILING([.A81]/100;1))/7)" office:value-type="float" office:value="365.00800297327">
            <text:p>365,01</text:p>
          </table:table-cell>
          <table:table-cell table:number-columns-repeated="2"/>
          <table:table-cell table:formula="of:=[.B82]/[.A82]" office:value-type="percentage" office:value="0.75">
            <text:p>75,00%</text:p>
          </table:table-cell>
          <table:table-cell table:formula="of:=[.C82]/[.A82]" office:value-type="percentage" office:value="0.456260003716588">
            <text:p>45,63%</text:p>
          </table:table-cell>
          <table:table-cell/>
        </table:table-row>
        <table:table-row table:style-name="ro1">
          <table:table-cell table:formula="of:=[.A82]+10" office:value-type="float" office:value="810">
            <text:p>810</text:p>
          </table:table-cell>
          <table:table-cell table:formula="of:=[.A83]*0.75" office:value-type="float" office:value="607.5">
            <text:p>607,5</text:p>
          </table:table-cell>
          <table:table-cell table:formula="of:=[.A83]*(1-LOG10([.A83]*CEILING([.A82]/100;1))/7)" office:value-type="float" office:value="368.94632074926">
            <text:p>368,95</text:p>
          </table:table-cell>
          <table:table-cell table:number-columns-repeated="2"/>
          <table:table-cell table:formula="of:=[.B83]/[.A83]" office:value-type="percentage" office:value="0.75">
            <text:p>75,00%</text:p>
          </table:table-cell>
          <table:table-cell table:formula="of:=[.C83]/[.A83]" office:value-type="percentage" office:value="0.45548928487563">
            <text:p>45,55%</text:p>
          </table:table-cell>
          <table:table-cell/>
        </table:table-row>
        <table:table-row table:style-name="ro1">
          <table:table-cell table:formula="of:=[.A83]+10" office:value-type="float" office:value="820">
            <text:p>820</text:p>
          </table:table-cell>
          <table:table-cell table:formula="of:=[.A84]*0.75" office:value-type="float" office:value="615">
            <text:p>615</text:p>
          </table:table-cell>
          <table:table-cell table:formula="of:=[.A84]*(1-LOG10([.A84]*CEILING([.A83]/100;1))/7)" office:value-type="float" office:value="366.884826186444">
            <text:p>366,88</text:p>
          </table:table-cell>
          <table:table-cell table:number-columns-repeated="2"/>
          <table:table-cell table:formula="of:=[.B84]/[.A84]" office:value-type="percentage" office:value="0.75">
            <text:p>75,00%</text:p>
          </table:table-cell>
          <table:table-cell table:formula="of:=[.C84]/[.A84]" office:value-type="percentage" office:value="0.447420519739566">
            <text:p>44,74%</text:p>
          </table:table-cell>
          <table:table-cell/>
        </table:table-row>
        <table:table-row table:style-name="ro1">
          <table:table-cell table:formula="of:=[.A84]+10" office:value-type="float" office:value="830">
            <text:p>830</text:p>
          </table:table-cell>
          <table:table-cell table:formula="of:=[.A85]*0.75" office:value-type="float" office:value="622.5">
            <text:p>622,5</text:p>
          </table:table-cell>
          <table:table-cell table:formula="of:=[.A85]*(1-LOG10([.A85]*CEILING([.A84]/100;1))/7)" office:value-type="float" office:value="370.734842927603">
            <text:p>370,73</text:p>
          </table:table-cell>
          <table:table-cell table:number-columns-repeated="2"/>
          <table:table-cell table:formula="of:=[.B85]/[.A85]" office:value-type="percentage" office:value="0.75">
            <text:p>75,00%</text:p>
          </table:table-cell>
          <table:table-cell table:formula="of:=[.C85]/[.A85]" office:value-type="percentage" office:value="0.446668485454943">
            <text:p>44,67%</text:p>
          </table:table-cell>
          <table:table-cell/>
        </table:table-row>
        <table:table-row table:style-name="ro1">
          <table:table-cell table:formula="of:=[.A85]+10" office:value-type="float" office:value="840">
            <text:p>840</text:p>
          </table:table-cell>
          <table:table-cell table:formula="of:=[.A86]*0.75" office:value-type="float" office:value="630">
            <text:p>630</text:p>
          </table:table-cell>
          <table:table-cell table:formula="of:=[.A86]*(1-LOG10([.A86]*CEILING([.A85]/100;1))/7)" office:value-type="float" office:value="374.577384539855">
            <text:p>374,58</text:p>
          </table:table-cell>
          <table:table-cell table:number-columns-repeated="2"/>
          <table:table-cell table:formula="of:=[.B86]/[.A86]" office:value-type="percentage" office:value="0.75">
            <text:p>75,00%</text:p>
          </table:table-cell>
          <table:table-cell table:formula="of:=[.C86]/[.A86]" office:value-type="percentage" office:value="0.445925457785542">
            <text:p>44,59%</text:p>
          </table:table-cell>
          <table:table-cell/>
        </table:table-row>
        <table:table-row table:style-name="ro1">
          <table:table-cell table:formula="of:=[.A86]+10" office:value-type="float" office:value="850">
            <text:p>850</text:p>
          </table:table-cell>
          <table:table-cell table:formula="of:=[.A87]*0.75" office:value-type="float" office:value="637.5">
            <text:p>637,5</text:p>
          </table:table-cell>
          <table:table-cell table:formula="of:=[.A87]*(1-LOG10([.A87]*CEILING([.A86]/100;1))/7)" office:value-type="float" office:value="378.412540017061">
            <text:p>378,41</text:p>
          </table:table-cell>
          <table:table-cell table:number-columns-repeated="2"/>
          <table:table-cell table:formula="of:=[.B87]/[.A87]" office:value-type="percentage" office:value="0.75">
            <text:p>75,00%</text:p>
          </table:table-cell>
          <table:table-cell table:formula="of:=[.C87]/[.A87]" office:value-type="percentage" office:value="0.445191223549483">
            <text:p>44,52%</text:p>
          </table:table-cell>
          <table:table-cell/>
        </table:table-row>
        <table:table-row table:style-name="ro1">
          <table:table-cell table:formula="of:=[.A87]+10" office:value-type="float" office:value="860">
            <text:p>860</text:p>
          </table:table-cell>
          <table:table-cell table:formula="of:=[.A88]*0.75" office:value-type="float" office:value="645">
            <text:p>645</text:p>
          </table:table-cell>
          <table:table-cell table:formula="of:=[.A88]*(1-LOG10([.A88]*CEILING([.A87]/100;1))/7)" office:value-type="float" office:value="382.240396258959">
            <text:p>382,24</text:p>
          </table:table-cell>
          <table:table-cell table:number-columns-repeated="2"/>
          <table:table-cell table:formula="of:=[.B88]/[.A88]" office:value-type="percentage" office:value="0.75">
            <text:p>75,00%</text:p>
          </table:table-cell>
          <table:table-cell table:formula="of:=[.C88]/[.A88]" office:value-type="percentage" office:value="0.444465577045301">
            <text:p>44,45%</text:p>
          </table:table-cell>
          <table:table-cell/>
        </table:table-row>
        <table:table-row table:style-name="ro1">
          <table:table-cell table:formula="of:=[.A88]+10" office:value-type="float" office:value="870">
            <text:p>870</text:p>
          </table:table-cell>
          <table:table-cell table:formula="of:=[.A89]*0.75" office:value-type="float" office:value="652.5">
            <text:p>652,5</text:p>
          </table:table-cell>
          <table:table-cell table:formula="of:=[.A89]*(1-LOG10([.A89]*CEILING([.A88]/100;1))/7)" office:value-type="float" office:value="386.061038144227">
            <text:p>386,06</text:p>
          </table:table-cell>
          <table:table-cell table:number-columns-repeated="2"/>
          <table:table-cell table:formula="of:=[.B89]/[.A89]" office:value-type="percentage" office:value="0.75">
            <text:p>75,00%</text:p>
          </table:table-cell>
          <table:table-cell table:formula="of:=[.C89]/[.A89]" office:value-type="percentage" office:value="0.443748319706008">
            <text:p>44,37%</text:p>
          </table:table-cell>
          <table:table-cell/>
        </table:table-row>
        <table:table-row table:style-name="ro1">
          <table:table-cell table:formula="of:=[.A89]+10" office:value-type="float" office:value="880">
            <text:p>880</text:p>
          </table:table-cell>
          <table:table-cell table:formula="of:=[.A90]*0.75" office:value-type="float" office:value="660">
            <text:p>660</text:p>
          </table:table-cell>
          <table:table-cell table:formula="of:=[.A90]*(1-LOG10([.A90]*CEILING([.A89]/100;1))/7)" office:value-type="float" office:value="389.874548600178">
            <text:p>389,87</text:p>
          </table:table-cell>
          <table:table-cell table:number-columns-repeated="2"/>
          <table:table-cell table:formula="of:=[.B90]/[.A90]" office:value-type="percentage" office:value="0.75">
            <text:p>75,00%</text:p>
          </table:table-cell>
          <table:table-cell table:formula="of:=[.C90]/[.A90]" office:value-type="percentage" office:value="0.443039259772929">
            <text:p>44,30%</text:p>
          </table:table-cell>
          <table:table-cell/>
        </table:table-row>
        <table:table-row table:style-name="ro1">
          <table:table-cell table:formula="of:=[.A90]+10" office:value-type="float" office:value="890">
            <text:p>890</text:p>
          </table:table-cell>
          <table:table-cell table:formula="of:=[.A91]*0.75" office:value-type="float" office:value="667.5">
            <text:p>667,5</text:p>
          </table:table-cell>
          <table:table-cell table:formula="of:=[.A91]*(1-LOG10([.A91]*CEILING([.A90]/100;1))/7)" office:value-type="float" office:value="393.68100866929">
            <text:p>393,68</text:p>
          </table:table-cell>
          <table:table-cell table:number-columns-repeated="2"/>
          <table:table-cell table:formula="of:=[.B91]/[.A91]" office:value-type="percentage" office:value="0.75">
            <text:p>75,00%</text:p>
          </table:table-cell>
          <table:table-cell table:formula="of:=[.C91]/[.A91]" office:value-type="percentage" office:value="0.442338211987966">
            <text:p>44,23%</text:p>
          </table:table-cell>
          <table:table-cell/>
        </table:table-row>
        <table:table-row table:style-name="ro1">
          <table:table-cell table:formula="of:=[.A91]+10" office:value-type="float" office:value="900">
            <text:p>900</text:p>
          </table:table-cell>
          <table:table-cell table:formula="of:=[.A92]*0.75" office:value-type="float" office:value="675">
            <text:p>675</text:p>
          </table:table-cell>
          <table:table-cell table:formula="of:=[.A92]*(1-LOG10([.A92]*CEILING([.A91]/100;1))/7)" office:value-type="float" office:value="397.480497572745">
            <text:p>397,48</text:p>
          </table:table-cell>
          <table:table-cell table:number-columns-repeated="2"/>
          <table:table-cell table:formula="of:=[.B92]/[.A92]" office:value-type="percentage" office:value="0.75">
            <text:p>75,00%</text:p>
          </table:table-cell>
          <table:table-cell table:formula="of:=[.C92]/[.A92]" office:value-type="percentage" office:value="0.44164499730305">
            <text:p>44,16%</text:p>
          </table:table-cell>
          <table:table-cell/>
        </table:table-row>
        <table:table-row table:style-name="ro1">
          <table:table-cell table:formula="of:=[.A92]+10" office:value-type="float" office:value="910">
            <text:p>910</text:p>
          </table:table-cell>
          <table:table-cell table:formula="of:=[.A93]*0.75" office:value-type="float" office:value="682.5">
            <text:p>682,5</text:p>
          </table:table-cell>
          <table:table-cell table:formula="of:=[.A93]*(1-LOG10([.A93]*CEILING([.A92]/100;1))/7)" office:value-type="float" office:value="401.273092771146">
            <text:p>401,27</text:p>
          </table:table-cell>
          <table:table-cell table:number-columns-repeated="2"/>
          <table:table-cell table:formula="of:=[.B93]/[.A93]" office:value-type="percentage" office:value="0.75">
            <text:p>75,00%</text:p>
          </table:table-cell>
          <table:table-cell table:formula="of:=[.C93]/[.A93]" office:value-type="percentage" office:value="0.440959442605654">
            <text:p>44,10%</text:p>
          </table:table-cell>
          <table:table-cell/>
        </table:table-row>
        <table:table-row table:style-name="ro1">
          <table:table-cell table:formula="of:=[.A93]+10" office:value-type="float" office:value="920">
            <text:p>920</text:p>
          </table:table-cell>
          <table:table-cell table:formula="of:=[.A94]*0.75" office:value-type="float" office:value="690">
            <text:p>690</text:p>
          </table:table-cell>
          <table:table-cell table:formula="of:=[.A94]*(1-LOG10([.A94]*CEILING([.A93]/100;1))/7)" office:value-type="float" office:value="399.045028406013">
            <text:p>399,05</text:p>
          </table:table-cell>
          <table:table-cell table:number-columns-repeated="2"/>
          <table:table-cell table:formula="of:=[.B94]/[.A94]" office:value-type="percentage" office:value="0.75">
            <text:p>75,00%</text:p>
          </table:table-cell>
          <table:table-cell table:formula="of:=[.C94]/[.A94]" office:value-type="percentage" office:value="0.433744596093492">
            <text:p>43,37%</text:p>
          </table:table-cell>
          <table:table-cell/>
        </table:table-row>
        <table:table-row table:style-name="ro1">
          <table:table-cell table:formula="of:=[.A94]+10" office:value-type="float" office:value="930">
            <text:p>930</text:p>
          </table:table-cell>
          <table:table-cell table:formula="of:=[.A95]*0.75" office:value-type="float" office:value="697.5">
            <text:p>697,5</text:p>
          </table:table-cell>
          <table:table-cell table:formula="of:=[.A95]*(1-LOG10([.A95]*CEILING([.A94]/100;1))/7)" office:value-type="float" office:value="402.758693977834">
            <text:p>402,76</text:p>
          </table:table-cell>
          <table:table-cell table:number-columns-repeated="2"/>
          <table:table-cell table:formula="of:=[.B95]/[.A95]" office:value-type="percentage" office:value="0.75">
            <text:p>75,00%</text:p>
          </table:table-cell>
          <table:table-cell table:formula="of:=[.C95]/[.A95]" office:value-type="percentage" office:value="0.433073864492295">
            <text:p>43,31%</text:p>
          </table:table-cell>
          <table:table-cell/>
        </table:table-row>
        <table:table-row table:style-name="ro1">
          <table:table-cell table:formula="of:=[.A95]+10" office:value-type="float" office:value="940">
            <text:p>940</text:p>
          </table:table-cell>
          <table:table-cell table:formula="of:=[.A96]*0.75" office:value-type="float" office:value="705">
            <text:p>705</text:p>
          </table:table-cell>
          <table:table-cell table:formula="of:=[.A96]*(1-LOG10([.A96]*CEILING([.A95]/100;1))/7)" office:value-type="float" office:value="406.465688230898">
            <text:p>406,47</text:p>
          </table:table-cell>
          <table:table-cell table:number-columns-repeated="2"/>
          <table:table-cell table:formula="of:=[.B96]/[.A96]" office:value-type="percentage" office:value="0.75">
            <text:p>75,00%</text:p>
          </table:table-cell>
          <table:table-cell table:formula="of:=[.C96]/[.A96]" office:value-type="percentage" office:value="0.432410306628614">
            <text:p>43,24%</text:p>
          </table:table-cell>
          <table:table-cell/>
        </table:table-row>
        <table:table-row table:style-name="ro1">
          <table:table-cell table:formula="of:=[.A96]+10" office:value-type="float" office:value="950">
            <text:p>950</text:p>
          </table:table-cell>
          <table:table-cell table:formula="of:=[.A97]*0.75" office:value-type="float" office:value="712.5">
            <text:p>712,5</text:p>
          </table:table-cell>
          <table:table-cell table:formula="of:=[.A97]*(1-LOG10([.A97]*CEILING([.A96]/100;1))/7)" office:value-type="float" office:value="410.166082139371">
            <text:p>410,17</text:p>
          </table:table-cell>
          <table:table-cell table:number-columns-repeated="2"/>
          <table:table-cell table:formula="of:=[.B97]/[.A97]" office:value-type="percentage" office:value="0.75">
            <text:p>75,00%</text:p>
          </table:table-cell>
          <table:table-cell table:formula="of:=[.C97]/[.A97]" office:value-type="percentage" office:value="0.431753770673022">
            <text:p>43,18%</text:p>
          </table:table-cell>
          <table:table-cell/>
        </table:table-row>
        <table:table-row table:style-name="ro1">
          <table:table-cell table:formula="of:=[.A97]+10" office:value-type="float" office:value="960">
            <text:p>960</text:p>
          </table:table-cell>
          <table:table-cell table:formula="of:=[.A98]*0.75" office:value-type="float" office:value="720">
            <text:p>720</text:p>
          </table:table-cell>
          <table:table-cell table:formula="of:=[.A98]*(1-LOG10([.A98]*CEILING([.A97]/100;1))/7)" office:value-type="float" office:value="413.859945183145">
            <text:p>413,86</text:p>
          </table:table-cell>
          <table:table-cell table:number-columns-repeated="2"/>
          <table:table-cell table:formula="of:=[.B98]/[.A98]" office:value-type="percentage" office:value="0.75">
            <text:p>75,00%</text:p>
          </table:table-cell>
          <table:table-cell table:formula="of:=[.C98]/[.A98]" office:value-type="percentage" office:value="0.431104109565776">
            <text:p>43,11%</text:p>
          </table:table-cell>
          <table:table-cell/>
        </table:table-row>
        <table:table-row table:style-name="ro1">
          <table:table-cell table:formula="of:=[.A98]+10" office:value-type="float" office:value="970">
            <text:p>970</text:p>
          </table:table-cell>
          <table:table-cell table:formula="of:=[.A99]*0.75" office:value-type="float" office:value="727.5">
            <text:p>727,5</text:p>
          </table:table-cell>
          <table:table-cell table:formula="of:=[.A99]*(1-LOG10([.A99]*CEILING([.A98]/100;1))/7)" office:value-type="float" office:value="417.547345394535">
            <text:p>417,55</text:p>
          </table:table-cell>
          <table:table-cell table:number-columns-repeated="2"/>
          <table:table-cell table:formula="of:=[.B99]/[.A99]" office:value-type="percentage" office:value="0.75">
            <text:p>75,00%</text:p>
          </table:table-cell>
          <table:table-cell table:formula="of:=[.C99]/[.A99]" office:value-type="percentage" office:value="0.430461180819108">
            <text:p>43,05%</text:p>
          </table:table-cell>
          <table:table-cell/>
        </table:table-row>
        <table:table-row table:style-name="ro1">
          <table:table-cell table:formula="of:=[.A99]+10" office:value-type="float" office:value="980">
            <text:p>980</text:p>
          </table:table-cell>
          <table:table-cell table:formula="of:=[.A100]*0.75" office:value-type="float" office:value="735">
            <text:p>735</text:p>
          </table:table-cell>
          <table:table-cell table:formula="of:=[.A100]*(1-LOG10([.A100]*CEILING([.A99]/100;1))/7)" office:value-type="float" office:value="421.228349403051">
            <text:p>421,23</text:p>
          </table:table-cell>
          <table:table-cell table:number-columns-repeated="2"/>
          <table:table-cell table:formula="of:=[.B100]/[.A100]" office:value-type="percentage" office:value="0.75">
            <text:p>75,00%</text:p>
          </table:table-cell>
          <table:table-cell table:formula="of:=[.C100]/[.A100]" office:value-type="percentage" office:value="0.429824846329644">
            <text:p>42,98%</text:p>
          </table:table-cell>
          <table:table-cell/>
        </table:table-row>
        <table:table-row table:style-name="ro1">
          <table:table-cell table:formula="of:=[.A100]+10" office:value-type="float" office:value="990">
            <text:p>990</text:p>
          </table:table-cell>
          <table:table-cell table:formula="of:=[.A101]*0.75" office:value-type="float" office:value="742.5">
            <text:p>742,5</text:p>
          </table:table-cell>
          <table:table-cell table:formula="of:=[.A101]*(1-LOG10([.A101]*CEILING([.A100]/100;1))/7)" office:value-type="float" office:value="424.903022478347">
            <text:p>424,9</text:p>
          </table:table-cell>
          <table:table-cell table:number-columns-repeated="2"/>
          <table:table-cell table:formula="of:=[.B101]/[.A101]" office:value-type="percentage" office:value="0.75">
            <text:p>75,00%</text:p>
          </table:table-cell>
          <table:table-cell table:formula="of:=[.C101]/[.A101]" office:value-type="percentage" office:value="0.42919497220035">
            <text:p>42,92%</text:p>
          </table:table-cell>
          <table:table-cell/>
        </table:table-row>
        <table:table-row table:style-name="ro1">
          <table:table-cell table:formula="of:=[.A101]+10" office:value-type="float" office:value="1000">
            <text:p>1000</text:p>
          </table:table-cell>
          <table:table-cell table:formula="of:=[.A102]*0.75" office:value-type="float" office:value="750">
            <text:p>750</text:p>
          </table:table-cell>
          <table:table-cell table:formula="of:=[.A102]*(1-LOG10([.A102]*CEILING([.A101]/100;1))/7)" office:value-type="float" office:value="428.571428571429">
            <text:p>428,57</text:p>
          </table:table-cell>
          <table:table-cell table:number-columns-repeated="2"/>
          <table:table-cell table:formula="of:=[.B102]/[.A102]" office:value-type="percentage" office:value="0.75">
            <text:p>75,00%</text:p>
          </table:table-cell>
          <table:table-cell table:formula="of:=[.C102]/[.A102]" office:value-type="percentage" office:value="0.428571428571429">
            <text:p>42,86%</text:p>
          </table:table-cell>
          <table:table-cell/>
        </table:table-row>
        <table:table-row table:style-name="ro1">
          <table:table-cell table:formula="of:=[.A102]+10" office:value-type="float" office:value="1010">
            <text:p>1010</text:p>
          </table:table-cell>
          <table:table-cell table:formula="of:=[.A103]*0.75" office:value-type="float" office:value="757.5">
            <text:p>757,5</text:p>
          </table:table-cell>
          <table:table-cell table:formula="of:=[.A103]*(1-LOG10([.A103]*CEILING([.A102]/100;1))/7)" office:value-type="float" office:value="432.233630354219">
            <text:p>432,23</text:p>
          </table:table-cell>
          <table:table-cell table:number-columns-repeated="2"/>
          <table:table-cell table:formula="of:=[.B103]/[.A103]" office:value-type="percentage" office:value="0.75">
            <text:p>75,00%</text:p>
          </table:table-cell>
          <table:table-cell table:formula="of:=[.C103]/[.A103]" office:value-type="percentage" office:value="0.427954089459623">
            <text:p>42,80%</text:p>
          </table:table-cell>
          <table:table-cell/>
        </table:table-row>
        <table:table-row table:style-name="ro1">
          <table:table-cell table:formula="of:=[.A103]+10" office:value-type="float" office:value="1020">
            <text:p>1020</text:p>
          </table:table-cell>
          <table:table-cell table:formula="of:=[.A104]*0.75" office:value-type="float" office:value="765">
            <text:p>765</text:p>
          </table:table-cell>
          <table:table-cell table:formula="of:=[.A104]*(1-LOG10([.A104]*CEILING([.A103]/100;1))/7)" office:value-type="float" office:value="429.858183705922">
            <text:p>429,86</text:p>
          </table:table-cell>
          <table:table-cell table:number-columns-repeated="2"/>
          <table:table-cell table:formula="of:=[.B104]/[.A104]" office:value-type="percentage" office:value="0.75">
            <text:p>75,00%</text:p>
          </table:table-cell>
          <table:table-cell table:formula="of:=[.C104]/[.A104]" office:value-type="percentage" office:value="0.421429591868551">
            <text:p>42,14%</text:p>
          </table:table-cell>
          <table:table-cell/>
        </table:table-row>
        <table:table-row table:style-name="ro1">
          <table:table-cell table:formula="of:=[.A104]+10" office:value-type="float" office:value="1030">
            <text:p>1030</text:p>
          </table:table-cell>
          <table:table-cell table:formula="of:=[.A105]*0.75" office:value-type="float" office:value="772.5">
            <text:p>772,5</text:p>
          </table:table-cell>
          <table:table-cell table:formula="of:=[.A105]*(1-LOG10([.A105]*CEILING([.A104]/100;1))/7)" office:value-type="float" office:value="433.449027548672">
            <text:p>433,45</text:p>
          </table:table-cell>
          <table:table-cell table:number-columns-repeated="2"/>
          <table:table-cell table:formula="of:=[.B105]/[.A105]" office:value-type="percentage" office:value="0.75">
            <text:p>75,00%</text:p>
          </table:table-cell>
          <table:table-cell table:formula="of:=[.C105]/[.A105]" office:value-type="percentage" office:value="0.420824298590943">
            <text:p>42,08%</text:p>
          </table:table-cell>
          <table:table-cell/>
        </table:table-row>
        <table:table-row table:style-name="ro1">
          <table:table-cell table:formula="of:=[.A105]+10" office:value-type="float" office:value="1040">
            <text:p>1040</text:p>
          </table:table-cell>
          <table:table-cell table:formula="of:=[.A106]*0.75" office:value-type="float" office:value="780">
            <text:p>780</text:p>
          </table:table-cell>
          <table:table-cell table:formula="of:=[.A106]*(1-LOG10([.A106]*CEILING([.A105]/100;1))/7)" office:value-type="float" office:value="437.033847794959">
            <text:p>437,03</text:p>
          </table:table-cell>
          <table:table-cell table:number-columns-repeated="2"/>
          <table:table-cell table:formula="of:=[.B106]/[.A106]" office:value-type="percentage" office:value="0.75">
            <text:p>75,00%</text:p>
          </table:table-cell>
          <table:table-cell table:formula="of:=[.C106]/[.A106]" office:value-type="percentage" office:value="0.420224853648999">
            <text:p>42,02%</text:p>
          </table:table-cell>
          <table:table-cell/>
        </table:table-row>
        <table:table-row table:style-name="ro1">
          <table:table-cell table:formula="of:=[.A106]+10" office:value-type="float" office:value="1050">
            <text:p>1050</text:p>
          </table:table-cell>
          <table:table-cell table:formula="of:=[.A107]*0.75" office:value-type="float" office:value="787.5">
            <text:p>787,5</text:p>
          </table:table-cell>
          <table:table-cell table:formula="of:=[.A107]*(1-LOG10([.A107]*CEILING([.A106]/100;1))/7)" office:value-type="float" office:value="440.612702365776">
            <text:p>440,61</text:p>
          </table:table-cell>
          <table:table-cell table:number-columns-repeated="2"/>
          <table:table-cell table:formula="of:=[.B107]/[.A107]" office:value-type="percentage" office:value="0.75">
            <text:p>75,00%</text:p>
          </table:table-cell>
          <table:table-cell table:formula="of:=[.C107]/[.A107]" office:value-type="percentage" office:value="0.419631145110262">
            <text:p>41,96%</text:p>
          </table:table-cell>
          <table:table-cell/>
        </table:table-row>
        <table:table-row table:style-name="ro1">
          <table:table-cell table:formula="of:=[.A107]+10" office:value-type="float" office:value="1060">
            <text:p>1060</text:p>
          </table:table-cell>
          <table:table-cell table:formula="of:=[.A108]*0.75" office:value-type="float" office:value="795">
            <text:p>795</text:p>
          </table:table-cell>
          <table:table-cell table:formula="of:=[.A108]*(1-LOG10([.A108]*CEILING([.A107]/100;1))/7)" office:value-type="float" office:value="444.185648078804">
            <text:p>444,19</text:p>
          </table:table-cell>
          <table:table-cell table:number-columns-repeated="2"/>
          <table:table-cell table:formula="of:=[.B108]/[.A108]" office:value-type="percentage" office:value="0.75">
            <text:p>75,00%</text:p>
          </table:table-cell>
          <table:table-cell table:formula="of:=[.C108]/[.A108]" office:value-type="percentage" office:value="0.419043064225286">
            <text:p>41,90%</text:p>
          </table:table-cell>
          <table:table-cell/>
        </table:table-row>
        <table:table-row table:style-name="ro1">
          <table:table-cell office:value-type="float" office:value="1070">
            <text:p>1070</text:p>
          </table:table-cell>
          <table:table-cell table:formula="of:=[.A109]*0.75" office:value-type="float" office:value="802.5">
            <text:p>802,5</text:p>
          </table:table-cell>
          <table:table-cell table:formula="of:=[.A109]*(1-LOG10([.A109]*CEILING([.A108]/100;1))/7)" office:value-type="float" office:value="447.752740679646">
            <text:p>447,75</text:p>
          </table:table-cell>
          <table:table-cell table:number-columns-repeated="2"/>
          <table:table-cell table:formula="of:=[.B109]/[.A109]" office:value-type="percentage" office:value="0.75">
            <text:p>75,00%</text:p>
          </table:table-cell>
          <table:table-cell table:formula="of:=[.C109]/[.A109]" office:value-type="percentage" office:value="0.418460505308081">
            <text:p>41,85%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18/03/2011</text:date>, <text:time>00:5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3-17T22:18:54</meta:creation-date>
    <dc:date>2011-03-18T00:55:22</dc:date>
    <dc:creator>Dark God</dc:creator>
    <meta:editing-duration>PT02H06M08S</meta:editing-duration>
    <meta:editing-cycles>1</meta:editing-cycles>
    <meta:document-statistic meta:table-count="3" meta:cell-count="559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776cm" svg:height="15.501cm" xlink:href=".." chart:class="chart:line" chart:style-name="ch1">
        <chart:legend chart:legend-position="end" svg:x="18.752cm" svg:y="7.288cm" chart:style-name="ch2"/>
        <chart:plot-area chart:style-name="ch3" table:cell-range-address="Sheet1.A1:Sheet1.C109" chart:data-source-has-labels="both" svg:x="0.415cm" svg:y="0.31cm" svg:width="17.923cm" svg:height="14.571cm">
          <chart:axis chart:dimension="x" chart:name="primary-x" chart:style-name="ch4">
            <chart:categories table:cell-range-address="Sheet1.A2:Sheet1.A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9" chart:label-cell-address="Sheet1.B1:Sheet1.B1" chart:class="chart:line">
            <chart:data-point chart:repeated="108"/>
          </chart:series>
          <chart:series chart:style-name="ch7" chart:values-cell-range-address="Sheet1.C2:Sheet1.C109" chart:label-cell-address="Sheet1.C1:Sheet1.C1" chart:class="chart:line">
            <chart:data-point chart:repeated="1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Default</text:p>
              </table:table-cell>
              <table:table-cell office:value-type="string">
                <text:p text:id="Sheet1.C1:Sheet1.C1">Smooth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09">1</text:p>
              </table:table-cell>
              <table:table-cell office:value-type="float" office:value="0.75">
                <text:p text:id="Sheet1.B2:Sheet1.B109">0.75</text:p>
              </table:table-cell>
              <table:table-cell office:value-type="float" office:value="1.#NAN">
                <text:p text:id="Sheet1.C2:Sheet1.C109"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.2827714409601">
                <text:p>16.2827714409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23.6694803369157">
                <text:p>23.6694803369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0.8453714781259">
                <text:p>30.84537147812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5">
                <text:p>37.5</text:p>
              </table:table-cell>
              <table:table-cell office:value-type="float" office:value="37.8644999690284">
                <text:p>37.8644999690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44.7587035681402">
                <text:p>44.75870356814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.5">
                <text:p>52.5</text:p>
              </table:table-cell>
              <table:table-cell office:value-type="float" office:value="51.5490195998574">
                <text:p>51.54901959985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58.2504001486635">
                <text:p>58.25040014866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7.5">
                <text:p>67.5</text:p>
              </table:table-cell>
              <table:table-cell office:value-type="float" office:value="64.8740248786373">
                <text:p>64.87402487863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">
                <text:p>75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.5">
                <text:p>82.5</text:p>
              </table:table-cell>
              <table:table-cell office:value-type="float" office:value="77.9209720903708">
                <text:p>77.92097209037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">
                <text:p>90</text:p>
              </table:table-cell>
              <table:table-cell office:value-type="float" office:value="79.1963787135153">
                <text:p>79.19637871351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7.5">
                <text:p>97.5</text:p>
              </table:table-cell>
              <table:table-cell office:value-type="float" office:value="85.1504949662563">
                <text:p>85.1504949662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5">
                <text:p>105</text:p>
              </table:table-cell>
              <table:table-cell office:value-type="float" office:value="91.0568393731556">
                <text:p>91.05683937315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2.5">
                <text:p>112.5</text:p>
              </table:table-cell>
              <table:table-cell office:value-type="float" office:value="96.9188302560072">
                <text:p>96.9188302560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0">
                <text:p>120</text:p>
              </table:table-cell>
              <table:table-cell office:value-type="float" office:value="102.739429066974">
                <text:p>102.7394290669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7.5">
                <text:p>127.5</text:p>
              </table:table-cell>
              <table:table-cell office:value-type="float" office:value="108.521226300402">
                <text:p>108.5212263004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5">
                <text:p>135</text:p>
              </table:table-cell>
              <table:table-cell office:value-type="float" office:value="114.266507123127">
                <text:p>114.2665071231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2.5">
                <text:p>142.5</text:p>
              </table:table-cell>
              <table:table-cell office:value-type="float" office:value="119.977302377544">
                <text:p>119.9773023775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125.655428819201">
                <text:p>125.6554288192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7.5">
                <text:p>157.5</text:p>
              </table:table-cell>
              <table:table-cell office:value-type="float" office:value="131.302521288063">
                <text:p>131.3025212880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">
                <text:p>165</text:p>
              </table:table-cell>
              <table:table-cell office:value-type="float" office:value="131.385762025827">
                <text:p>131.3857620258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2.5">
                <text:p>172.5</text:p>
              </table:table-cell>
              <table:table-cell office:value-type="float" office:value="136.723529875776">
                <text:p>136.7235298757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0">
                <text:p>180</text:p>
              </table:table-cell>
              <table:table-cell office:value-type="float" office:value="142.034314408071">
                <text:p>142.0343144080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7.5">
                <text:p>187.5</text:p>
              </table:table-cell>
              <table:table-cell office:value-type="float" office:value="147.319240593154">
                <text:p>147.3192405931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5">
                <text:p>195</text:p>
              </table:table-cell>
              <table:table-cell office:value-type="float" office:value="152.579343328639">
                <text:p>152.5793433286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2.5">
                <text:p>202.5</text:p>
              </table:table-cell>
              <table:table-cell office:value-type="float" office:value="157.815577843252">
                <text:p>157.8155778432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0">
                <text:p>210</text:p>
              </table:table-cell>
              <table:table-cell office:value-type="float" office:value="163.028828557525">
                <text:p>163.0288285575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7.5">
                <text:p>217.5</text:p>
              </table:table-cell>
              <table:table-cell office:value-type="float" office:value="168.219916677229">
                <text:p>168.2199166772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5">
                <text:p>225</text:p>
              </table:table-cell>
              <table:table-cell office:value-type="float" office:value="173.389606738315">
                <text:p>173.3896067383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2.5">
                <text:p>232.5</text:p>
              </table:table-cell>
              <table:table-cell office:value-type="float" office:value="178.538612278326">
                <text:p>178.5386122783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0">
                <text:p>240</text:p>
              </table:table-cell>
              <table:table-cell office:value-type="float" office:value="177.95611567324">
                <text:p>177.956115673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7.5">
                <text:p>247.5</text:p>
              </table:table-cell>
              <table:table-cell office:value-type="float" office:value="182.887228957438">
                <text:p>182.8872289574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55">
                <text:p>255</text:p>
              </table:table-cell>
              <table:table-cell office:value-type="float" office:value="187.799538736304">
                <text:p>187.7995387363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62.5">
                <text:p>262.5</text:p>
              </table:table-cell>
              <table:table-cell office:value-type="float" office:value="192.693598216088">
                <text:p>192.6935982160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0">
                <text:p>270</text:p>
              </table:table-cell>
              <table:table-cell office:value-type="float" office:value="197.569928977959">
                <text:p>197.5699289779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77.5">
                <text:p>277.5</text:p>
              </table:table-cell>
              <table:table-cell office:value-type="float" office:value="202.429023614838">
                <text:p>202.4290236148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5">
                <text:p>285</text:p>
              </table:table-cell>
              <table:table-cell office:value-type="float" office:value="207.271348082998">
                <text:p>207.2713480829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2.5">
                <text:p>292.5</text:p>
              </table:table-cell>
              <table:table-cell office:value-type="float" office:value="212.097343805966">
                <text:p>212.0973438059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0">
                <text:p>300</text:p>
              </table:table-cell>
              <table:table-cell office:value-type="float" office:value="216.907429562519">
                <text:p>216.9074295625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7.5">
                <text:p>307.5</text:p>
              </table:table-cell>
              <table:table-cell office:value-type="float" office:value="221.702003185778">
                <text:p>221.7020031857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5">
                <text:p>315</text:p>
              </table:table-cell>
              <table:table-cell office:value-type="float" office:value="220.666842315965">
                <text:p>220.6668423159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22.5">
                <text:p>322.5</text:p>
              </table:table-cell>
              <table:table-cell office:value-type="float" office:value="225.293066033756">
                <text:p>225.2930660337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30">
                <text:p>330</text:p>
              </table:table-cell>
              <table:table-cell office:value-type="float" office:value="229.904860062604">
                <text:p>229.9048600626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37.5">
                <text:p>337.5</text:p>
              </table:table-cell>
              <table:table-cell office:value-type="float" office:value="234.502552407127">
                <text:p>234.5025524071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45">
                <text:p>345</text:p>
              </table:table-cell>
              <table:table-cell office:value-type="float" office:value="239.086456490272">
                <text:p>239.0864564902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52.5">
                <text:p>352.5</text:p>
              </table:table-cell>
              <table:table-cell office:value-type="float" office:value="243.656872104612">
                <text:p>243.6568721046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0">
                <text:p>360</text:p>
              </table:table-cell>
              <table:table-cell office:value-type="float" office:value="248.214086282633">
                <text:p>248.2140862826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7.5">
                <text:p>367.5</text:p>
              </table:table-cell>
              <table:table-cell office:value-type="float" office:value="252.758374094483">
                <text:p>252.7583740944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5">
                <text:p>375</text:p>
              </table:table-cell>
              <table:table-cell office:value-type="float" office:value="257.289999380569">
                <text:p>257.2899993805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82.5">
                <text:p>382.5</text:p>
              </table:table-cell>
              <table:table-cell office:value-type="float" office:value="261.809215425526">
                <text:p>261.8092154255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90">
                <text:p>390</text:p>
              </table:table-cell>
              <table:table-cell office:value-type="float" office:value="260.43423015863">
                <text:p>260.434230158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97.5">
                <text:p>397.5</text:p>
              </table:table-cell>
              <table:table-cell office:value-type="float" office:value="264.816232344036">
                <text:p>264.8162323440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05">
                <text:p>405</text:p>
              </table:table-cell>
              <table:table-cell office:value-type="float" office:value="269.186527784061">
                <text:p>269.1865277840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12.5">
                <text:p>412.5</text:p>
              </table:table-cell>
              <table:table-cell office:value-type="float" office:value="273.545333295309">
                <text:p>273.5453332953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20">
                <text:p>420</text:p>
              </table:table-cell>
              <table:table-cell office:value-type="float" office:value="277.892857808812">
                <text:p>277.8928578088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27.5">
                <text:p>427.5</text:p>
              </table:table-cell>
              <table:table-cell office:value-type="float" office:value="282.229302792572">
                <text:p>282.22930279257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35">
                <text:p>435</text:p>
              </table:table-cell>
              <table:table-cell office:value-type="float" office:value="286.554862644426">
                <text:p>286.5548626444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42.5">
                <text:p>442.5</text:p>
              </table:table-cell>
              <table:table-cell office:value-type="float" office:value="290.869725057826">
                <text:p>290.8697250578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50">
                <text:p>450</text:p>
              </table:table-cell>
              <table:table-cell office:value-type="float" office:value="295.174071362804">
                <text:p>295.1740713628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57.5">
                <text:p>457.5</text:p>
              </table:table-cell>
              <table:table-cell office:value-type="float" office:value="299.468076844201">
                <text:p>299.4680768442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65">
                <text:p>465</text:p>
              </table:table-cell>
              <table:table-cell office:value-type="float" office:value="297.822338243178">
                <text:p>297.8223382431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72.5">
                <text:p>472.5</text:p>
              </table:table-cell>
              <table:table-cell office:value-type="float" office:value="302.000526947895">
                <text:p>302.0005269478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80">
                <text:p>480</text:p>
              </table:table-cell>
              <table:table-cell office:value-type="float" office:value="306.168867291598">
                <text:p>306.1688672915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87.5">
                <text:p>487.5</text:p>
              </table:table-cell>
              <table:table-cell office:value-type="float" office:value="310.327513167554">
                <text:p>310.32751316755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95">
                <text:p>495</text:p>
              </table:table-cell>
              <table:table-cell office:value-type="float" office:value="314.47661373328">
                <text:p>314.476613733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02.5">
                <text:p>502.5</text:p>
              </table:table-cell>
              <table:table-cell office:value-type="float" office:value="318.616313625842">
                <text:p>318.6163136258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10">
                <text:p>510</text:p>
              </table:table-cell>
              <table:table-cell office:value-type="float" office:value="322.746753164295">
                <text:p>322.7467531642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17.5">
                <text:p>517.5</text:p>
              </table:table-cell>
              <table:table-cell office:value-type="float" office:value="326.868068540208">
                <text:p>326.86806854020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25">
                <text:p>525</text:p>
              </table:table-cell>
              <table:table-cell office:value-type="float" office:value="330.980391997149">
                <text:p>330.9803919971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32.5">
                <text:p>532.5</text:p>
              </table:table-cell>
              <table:table-cell office:value-type="float" office:value="335.083851999905">
                <text:p>335.0838519999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40">
                <text:p>540</text:p>
              </table:table-cell>
              <table:table-cell office:value-type="float" office:value="333.213687419327">
                <text:p>333.2136874193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47.5">
                <text:p>547.5</text:p>
              </table:table-cell>
              <table:table-cell office:value-type="float" office:value="337.216945943993">
                <text:p>337.2169459439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55">
                <text:p>555</text:p>
              </table:table-cell>
              <table:table-cell office:value-type="float" office:value="341.211705289291">
                <text:p>341.2117052892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62.5">
                <text:p>562.5</text:p>
              </table:table-cell>
              <table:table-cell office:value-type="float" office:value="345.198080316038">
                <text:p>345.1980803160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70">
                <text:p>570</text:p>
              </table:table-cell>
              <table:table-cell office:value-type="float" office:value="349.176182821817">
                <text:p>349.1761828218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77.5">
                <text:p>577.5</text:p>
              </table:table-cell>
              <table:table-cell office:value-type="float" office:value="353.146121661913">
                <text:p>353.1461216619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85">
                <text:p>585</text:p>
              </table:table-cell>
              <table:table-cell office:value-type="float" office:value="357.108002863958">
                <text:p>357.10800286395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92.5">
                <text:p>592.5</text:p>
              </table:table-cell>
              <table:table-cell office:value-type="float" office:value="361.061929736702">
                <text:p>361.0619297367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00">
                <text:p>600</text:p>
              </table:table-cell>
              <table:table-cell office:value-type="float" office:value="365.00800297327">
                <text:p>365.0080029732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07.5">
                <text:p>607.5</text:p>
              </table:table-cell>
              <table:table-cell office:value-type="float" office:value="368.94632074926">
                <text:p>368.9463207492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15">
                <text:p>615</text:p>
              </table:table-cell>
              <table:table-cell office:value-type="float" office:value="366.884826186444">
                <text:p>366.8848261864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22.5">
                <text:p>622.5</text:p>
              </table:table-cell>
              <table:table-cell office:value-type="float" office:value="370.734842927603">
                <text:p>370.7348429276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30">
                <text:p>630</text:p>
              </table:table-cell>
              <table:table-cell office:value-type="float" office:value="374.577384539855">
                <text:p>374.5773845398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37.5">
                <text:p>637.5</text:p>
              </table:table-cell>
              <table:table-cell office:value-type="float" office:value="378.412540017061">
                <text:p>378.41254001706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45">
                <text:p>645</text:p>
              </table:table-cell>
              <table:table-cell office:value-type="float" office:value="382.240396258959">
                <text:p>382.2403962589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52.5">
                <text:p>652.5</text:p>
              </table:table-cell>
              <table:table-cell office:value-type="float" office:value="386.061038144227">
                <text:p>386.06103814422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60">
                <text:p>660</text:p>
              </table:table-cell>
              <table:table-cell office:value-type="float" office:value="389.874548600178">
                <text:p>389.8745486001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67.5">
                <text:p>667.5</text:p>
              </table:table-cell>
              <table:table-cell office:value-type="float" office:value="393.68100866929">
                <text:p>393.6810086692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75">
                <text:p>675</text:p>
              </table:table-cell>
              <table:table-cell office:value-type="float" office:value="397.480497572745">
                <text:p>397.48049757274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82.5">
                <text:p>682.5</text:p>
              </table:table-cell>
              <table:table-cell office:value-type="float" office:value="401.273092771146">
                <text:p>401.2730927711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90">
                <text:p>690</text:p>
              </table:table-cell>
              <table:table-cell office:value-type="float" office:value="399.045028406013">
                <text:p>399.0450284060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97.5">
                <text:p>697.5</text:p>
              </table:table-cell>
              <table:table-cell office:value-type="float" office:value="402.758693977834">
                <text:p>402.7586939778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705">
                <text:p>705</text:p>
              </table:table-cell>
              <table:table-cell office:value-type="float" office:value="406.465688230898">
                <text:p>406.4656882308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712.5">
                <text:p>712.5</text:p>
              </table:table-cell>
              <table:table-cell office:value-type="float" office:value="410.166082139371">
                <text:p>410.1660821393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720">
                <text:p>720</text:p>
              </table:table-cell>
              <table:table-cell office:value-type="float" office:value="413.859945183145">
                <text:p>413.85994518314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27.5">
                <text:p>727.5</text:p>
              </table:table-cell>
              <table:table-cell office:value-type="float" office:value="417.547345394535">
                <text:p>417.5473453945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735">
                <text:p>735</text:p>
              </table:table-cell>
              <table:table-cell office:value-type="float" office:value="421.228349403051">
                <text:p>421.2283494030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42.5">
                <text:p>742.5</text:p>
              </table:table-cell>
              <table:table-cell office:value-type="float" office:value="424.903022478347">
                <text:p>424.90302247834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50">
                <text:p>750</text:p>
              </table:table-cell>
              <table:table-cell office:value-type="float" office:value="428.571428571429">
                <text:p>428.57142857142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757.5">
                <text:p>757.5</text:p>
              </table:table-cell>
              <table:table-cell office:value-type="float" office:value="432.233630354219">
                <text:p>432.23363035421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65">
                <text:p>765</text:p>
              </table:table-cell>
              <table:table-cell office:value-type="float" office:value="429.858183705922">
                <text:p>429.85818370592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72.5">
                <text:p>772.5</text:p>
              </table:table-cell>
              <table:table-cell office:value-type="float" office:value="433.449027548672">
                <text:p>433.44902754867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80">
                <text:p>780</text:p>
              </table:table-cell>
              <table:table-cell office:value-type="float" office:value="437.033847794959">
                <text:p>437.03384779495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787.5">
                <text:p>787.5</text:p>
              </table:table-cell>
              <table:table-cell office:value-type="float" office:value="440.612702365776">
                <text:p>440.61270236577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95">
                <text:p>795</text:p>
              </table:table-cell>
              <table:table-cell office:value-type="float" office:value="444.185648078804">
                <text:p>444.18564807880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802.5">
                <text:p>802.5</text:p>
              </table:table-cell>
              <table:table-cell office:value-type="float" office:value="447.752740679646">
                <text:p>447.7527406796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